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8000000A4F40D2F6A8CD097DC.png" manifest:media-type="image/png"/>
  <manifest:file-entry manifest:full-path="Pictures/100000010000055600000104C150B8A746AFA8BB.png" manifest:media-type="image/png"/>
  <manifest:file-entry manifest:full-path="Pictures/10000001000003F4000002C2B7A7F97BF09E5583.png" manifest:media-type="image/png"/>
  <manifest:file-entry manifest:full-path="Pictures/10000001000007800000043894C84238F54ED695.png" manifest:media-type="image/png"/>
  <manifest:file-entry manifest:full-path="Pictures/1000000100000528000000A4567F99832A470570.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4"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5"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8"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9"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1"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6"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7"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9"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1"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5" style:family="paragraph" style:parent-style-name="Text_20_body">
      <style:text-properties officeooo:rsid="00288941" officeooo:paragraph-rsid="00288941"/>
    </style:style>
    <style:style style:name="P36" style:family="paragraph" style:parent-style-name="Text_20_body">
      <style:text-properties officeooo:paragraph-rsid="00288941"/>
    </style:style>
    <style:style style:name="P37" style:family="paragraph" style:parent-style-name="Standard">
      <style:text-properties officeooo:rsid="002de917" officeooo:paragraph-rsid="002de917"/>
    </style:style>
    <style:style style:name="P38" style:family="paragraph" style:parent-style-name="Text_20_body">
      <style:text-properties officeooo:rsid="002b0646" officeooo:paragraph-rsid="002b0646"/>
    </style:style>
    <style:style style:name="P39" style:family="paragraph" style:parent-style-name="Text_20_body">
      <style:paragraph-properties fo:break-before="page"/>
      <style:text-properties officeooo:rsid="002b0646" officeooo:paragraph-rsid="002b0646"/>
    </style:style>
    <style:style style:name="P40" style:family="paragraph" style:parent-style-name="Text_20_body">
      <style:text-properties officeooo:paragraph-rsid="002b0646"/>
    </style:style>
    <style:style style:name="P41" style:family="paragraph" style:parent-style-name="Text_20_body">
      <style:text-properties officeooo:rsid="002fab06" officeooo:paragraph-rsid="002fab06"/>
    </style:style>
    <style:style style:name="P42"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3" style:family="paragraph" style:parent-style-name="Text_20_body">
      <style:text-properties style:use-window-font-color="true" loext:opacity="0%" officeooo:rsid="0063f68e" officeooo:paragraph-rsid="00624706"/>
    </style:style>
    <style:style style:name="P44" style:family="paragraph" style:parent-style-name="Text_20_body">
      <style:text-properties style:use-window-font-color="true" loext:opacity="0%" officeooo:rsid="0063f68e" officeooo:paragraph-rsid="0063f68e"/>
    </style:style>
    <style:style style:name="P45" style:family="paragraph" style:parent-style-name="Text_20_body">
      <style:text-properties style:use-window-font-color="true" loext:opacity="0%" officeooo:rsid="006889c2" officeooo:paragraph-rsid="006889c2"/>
    </style:style>
    <style:style style:name="P46"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47" style:family="paragraph" style:parent-style-name="Text_20_body">
      <style:text-properties officeooo:paragraph-rsid="002fab06"/>
    </style:style>
    <style:style style:name="P48" style:family="paragraph" style:parent-style-name="Text_20_body">
      <style:text-properties fo:font-size="9pt" officeooo:rsid="002fab06" officeooo:paragraph-rsid="002fab06" style:font-size-asian="9pt" style:font-size-complex="9pt"/>
    </style:style>
    <style:style style:name="P49" style:family="paragraph" style:parent-style-name="Text_20_body">
      <style:text-properties fo:font-size="9pt" officeooo:rsid="002fab06" officeooo:paragraph-rsid="002ff94d" style:font-size-asian="9pt" style:font-size-complex="9pt"/>
    </style:style>
    <style:style style:name="P50" style:family="paragraph" style:parent-style-name="Text_20_body">
      <style:paragraph-properties fo:break-before="page"/>
      <style:text-properties fo:font-size="9pt" officeooo:rsid="002fab06" officeooo:paragraph-rsid="002ff94d" style:font-size-asian="9pt" style:font-size-complex="9pt"/>
    </style:style>
    <style:style style:name="P51" style:family="paragraph" style:parent-style-name="Text_20_body">
      <style:text-properties fo:font-size="9pt" officeooo:rsid="002fab06" officeooo:paragraph-rsid="00302248" style:font-size-asian="9pt" style:font-size-complex="9pt"/>
    </style:style>
    <style:style style:name="P52" style:family="paragraph" style:parent-style-name="Standard">
      <style:text-properties fo:font-size="9pt" officeooo:rsid="00357911" officeooo:paragraph-rsid="0036fb2c" style:font-size-asian="9pt" style:font-size-complex="9pt"/>
    </style:style>
    <style:style style:name="P53" style:family="paragraph" style:parent-style-name="Text_20_body">
      <style:text-properties fo:font-size="9pt" officeooo:rsid="00357911" officeooo:paragraph-rsid="002fab06" style:font-size-asian="9pt" style:font-size-complex="9pt"/>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6" style:family="paragraph" style:parent-style-name="Text_20_body">
      <style:text-properties officeooo:paragraph-rsid="00357911"/>
    </style:style>
    <style:style style:name="P57" style:family="paragraph" style:parent-style-name="Standard">
      <style:text-properties fo:color="#c9211e" loext:opacity="100%" fo:font-size="9pt" officeooo:rsid="002fab06" officeooo:paragraph-rsid="00302248" style:font-size-asian="9pt" style:font-size-complex="9pt"/>
    </style:style>
    <style:style style:name="P58" style:family="paragraph" style:parent-style-name="Text_20_body">
      <style:text-properties fo:color="#c9211e" loext:opacity="100%" fo:font-size="9pt" officeooo:rsid="002fab06" officeooo:paragraph-rsid="00302248" style:font-size-asian="9pt" style:font-size-complex="9pt"/>
    </style:style>
    <style:style style:name="P59" style:family="paragraph" style:parent-style-name="Text_20_body">
      <style:text-properties fo:color="#c9211e" loext:opacity="100%" officeooo:rsid="0053a7cb" officeooo:paragraph-rsid="0053a7cb"/>
    </style:style>
    <style:style style:name="P60" style:family="paragraph" style:parent-style-name="Text_20_body">
      <style:text-properties fo:color="#c9211e" loext:opacity="100%" officeooo:rsid="00624706" officeooo:paragraph-rsid="00624706"/>
    </style:style>
    <style:style style:name="P61" style:family="paragraph" style:parent-style-name="Standard">
      <style:text-properties officeooo:rsid="001c39aa" officeooo:paragraph-rsid="0036fb2c"/>
    </style:style>
    <style:style style:name="P62" style:family="paragraph" style:parent-style-name="Standard">
      <style:text-properties officeooo:paragraph-rsid="0036fb2c"/>
    </style:style>
    <style:style style:name="P63" style:family="paragraph" style:parent-style-name="Text_20_body">
      <style:text-properties officeooo:paragraph-rsid="003a954f"/>
    </style:style>
    <style:style style:name="P6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8" style:family="paragraph" style:parent-style-name="Text_20_body">
      <style:text-properties officeooo:paragraph-rsid="003b45b1"/>
    </style:style>
    <style:style style:name="P69" style:family="paragraph" style:parent-style-name="Text_20_body">
      <style:text-properties officeooo:paragraph-rsid="0042116f"/>
    </style:style>
    <style:style style:name="P70" style:family="paragraph" style:parent-style-name="Standard">
      <style:text-properties officeooo:paragraph-rsid="0046ac35"/>
    </style:style>
    <style:style style:name="P7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2" style:family="paragraph" style:parent-style-name="Text_20_body">
      <style:text-properties officeooo:paragraph-rsid="0046ac35"/>
    </style:style>
    <style:style style:name="P73" style:family="paragraph" style:parent-style-name="Text_20_body">
      <style:text-properties officeooo:rsid="0046ac35" officeooo:paragraph-rsid="0046ac35"/>
    </style:style>
    <style:style style:name="P74" style:family="paragraph" style:parent-style-name="Text_20_body">
      <style:text-properties officeooo:rsid="0047a3f5" officeooo:paragraph-rsid="0047a3f5"/>
    </style:style>
    <style:style style:name="P75" style:family="paragraph" style:parent-style-name="Text_20_body">
      <style:text-properties officeooo:rsid="0048e340" officeooo:paragraph-rsid="0048e340"/>
    </style:style>
    <style:style style:name="P76" style:family="paragraph" style:parent-style-name="Text_20_body">
      <style:text-properties officeooo:paragraph-rsid="0048e340"/>
    </style:style>
    <style:style style:name="P77" style:family="paragraph" style:parent-style-name="Text_20_body">
      <style:text-properties officeooo:paragraph-rsid="004baf43"/>
    </style:style>
    <style:style style:name="P78" style:family="paragraph" style:parent-style-name="Text_20_body">
      <style:text-properties officeooo:paragraph-rsid="004cb78a"/>
    </style:style>
    <style:style style:name="P79" style:family="paragraph" style:parent-style-name="Text_20_body">
      <style:paragraph-properties fo:break-before="page"/>
      <style:text-properties officeooo:paragraph-rsid="004cb78a"/>
    </style:style>
    <style:style style:name="P80" style:family="paragraph" style:parent-style-name="Text_20_body">
      <style:text-properties officeooo:rsid="00576252" officeooo:paragraph-rsid="00576252"/>
    </style:style>
    <style:style style:name="P81" style:family="paragraph" style:parent-style-name="Text_20_body">
      <style:text-properties officeooo:rsid="005ce7e0" officeooo:paragraph-rsid="005ce7e0"/>
    </style:style>
    <style:style style:name="P82" style:family="paragraph" style:parent-style-name="Text_20_body">
      <style:text-properties officeooo:paragraph-rsid="005ce7e0"/>
    </style:style>
    <style:style style:name="P83" style:family="paragraph" style:parent-style-name="Text_20_body">
      <style:text-properties officeooo:rsid="005dec14" officeooo:paragraph-rsid="005dec14"/>
    </style:style>
    <style:style style:name="P84" style:family="paragraph" style:parent-style-name="Text_20_body">
      <style:paragraph-properties fo:break-before="page"/>
      <style:text-properties officeooo:rsid="005dec14" officeooo:paragraph-rsid="005dec14"/>
    </style:style>
    <style:style style:name="P85" style:family="paragraph" style:parent-style-name="Text_20_body">
      <style:text-properties officeooo:paragraph-rsid="0065feed"/>
    </style:style>
    <style:style style:name="P86" style:family="paragraph" style:parent-style-name="Text_20_body">
      <style:text-properties officeooo:paragraph-rsid="0063f68e"/>
    </style:style>
    <style:style style:name="P87" style:family="paragraph" style:parent-style-name="Text_20_body">
      <style:text-properties officeooo:rsid="006889c2" officeooo:paragraph-rsid="006889c2"/>
    </style:style>
    <style:style style:name="P88" style:family="paragraph" style:parent-style-name="Text_20_body">
      <style:text-properties officeooo:paragraph-rsid="006889c2"/>
    </style:style>
    <style:style style:name="P89" style:family="paragraph" style:parent-style-name="Text_20_body">
      <style:text-properties officeooo:rsid="006b474e" officeooo:paragraph-rsid="006b474e"/>
    </style:style>
    <style:style style:name="P90" style:family="paragraph" style:parent-style-name="Text_20_body">
      <style:text-properties officeooo:paragraph-rsid="006b474e"/>
    </style:style>
    <style:style style:name="P91" style:family="paragraph" style:parent-style-name="Text_20_body">
      <style:text-properties officeooo:rsid="006c165c" officeooo:paragraph-rsid="006c165c"/>
    </style:style>
    <style:style style:name="P92" style:family="paragraph" style:parent-style-name="Text_20_body">
      <style:paragraph-properties fo:break-before="page"/>
      <style:text-properties officeooo:rsid="006c165c" officeooo:paragraph-rsid="006c165c"/>
    </style:style>
    <style:style style:name="P93" style:family="paragraph" style:parent-style-name="Text_20_body">
      <style:text-properties officeooo:rsid="006fa768" officeooo:paragraph-rsid="006fa768"/>
    </style:style>
    <style:style style:name="P94" style:family="paragraph" style:parent-style-name="Text_20_body">
      <style:text-properties officeooo:paragraph-rsid="006c165c"/>
    </style:style>
    <style:style style:name="P95" style:family="paragraph" style:parent-style-name="Text_20_body">
      <style:text-properties officeooo:paragraph-rsid="006fa768"/>
    </style:style>
    <style:style style:name="P96" style:family="paragraph" style:parent-style-name="Text_20_body">
      <style:paragraph-properties>
        <style:tab-stops>
          <style:tab-stop style:position="4.643cm"/>
        </style:tab-stops>
      </style:paragraph-properties>
      <style:text-properties officeooo:rsid="007114fe" officeooo:paragraph-rsid="007114fe"/>
    </style:style>
    <style:style style:name="P97" style:family="paragraph" style:parent-style-name="Text_20_body">
      <style:paragraph-properties>
        <style:tab-stops>
          <style:tab-stop style:position="4.643cm"/>
        </style:tab-stops>
      </style:paragraph-properties>
      <style:text-properties officeooo:paragraph-rsid="007114fe"/>
    </style:style>
    <style:style style:name="P98" style:family="paragraph" style:parent-style-name="Text_20_body">
      <style:text-properties officeooo:rsid="00761c2b" officeooo:paragraph-rsid="00761c2b"/>
    </style:style>
    <style:style style:name="P99" style:family="paragraph" style:parent-style-name="Title">
      <style:paragraph-properties fo:break-before="page"/>
      <style:text-properties officeooo:rsid="00761c2b" officeooo:paragraph-rsid="00761c2b"/>
    </style:style>
    <style:style style:name="P100" style:family="paragraph" style:parent-style-name="Text_20_body">
      <style:text-properties officeooo:paragraph-rsid="00761c2b"/>
    </style:style>
    <style:style style:name="P101" style:family="paragraph" style:parent-style-name="Text_20_body">
      <style:text-properties officeooo:rsid="00766bca" officeooo:paragraph-rsid="00766bca"/>
    </style:style>
    <style:style style:name="P102" style:family="paragraph" style:parent-style-name="Text_20_body">
      <style:text-properties officeooo:rsid="00776d6c" officeooo:paragraph-rsid="00776d6c"/>
    </style:style>
    <style:style style:name="P103" style:family="paragraph" style:parent-style-name="Heading_20_1">
      <style:text-properties officeooo:rsid="001d885a" officeooo:paragraph-rsid="001d885a"/>
    </style:style>
    <style:style style:name="P104" style:family="paragraph" style:parent-style-name="Heading_20_1">
      <style:paragraph-properties fo:break-before="page"/>
      <style:text-properties officeooo:rsid="002fab06" officeooo:paragraph-rsid="002fab06"/>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3a954f" officeooo:paragraph-rsid="003a954f"/>
    </style:style>
    <style:style style:name="P107" style:family="paragraph" style:parent-style-name="Heading_20_1">
      <style:paragraph-properties fo:break-before="page"/>
      <style:text-properties officeooo:rsid="003b45b1" officeooo:paragraph-rsid="003b45b1"/>
    </style:style>
    <style:style style:name="P108" style:family="paragraph" style:parent-style-name="Heading_20_1">
      <style:paragraph-properties fo:break-before="page"/>
      <style:text-properties officeooo:rsid="0046ac35" officeooo:paragraph-rsid="0046ac35"/>
    </style:style>
    <style:style style:name="P109" style:family="paragraph" style:parent-style-name="Heading_20_1">
      <style:text-properties officeooo:rsid="0048e340" officeooo:paragraph-rsid="0048e340"/>
    </style:style>
    <style:style style:name="P110" style:family="paragraph" style:parent-style-name="Heading_20_1">
      <style:paragraph-properties fo:break-before="page"/>
      <style:text-properties officeooo:rsid="004cb78a" officeooo:paragraph-rsid="004cb78a"/>
    </style:style>
    <style:style style:name="P111" style:family="paragraph" style:parent-style-name="Heading_20_1">
      <style:paragraph-properties fo:break-before="page"/>
      <style:text-properties officeooo:rsid="005ce7e0" officeooo:paragraph-rsid="005ce7e0"/>
    </style:style>
    <style:style style:name="P112" style:family="paragraph" style:parent-style-name="Heading_20_1">
      <style:text-properties style:use-window-font-color="true" loext:opacity="0%" officeooo:rsid="001d885a" officeooo:paragraph-rsid="006889c2"/>
    </style:style>
    <style:style style:name="P113" style:family="paragraph" style:parent-style-name="Heading_20_1">
      <style:text-properties officeooo:rsid="006889c2" officeooo:paragraph-rsid="006889c2"/>
    </style:style>
    <style:style style:name="P114" style:family="paragraph" style:parent-style-name="Heading_20_1">
      <style:paragraph-properties fo:break-before="page"/>
      <style:text-properties officeooo:rsid="006b474e" officeooo:paragraph-rsid="006b474e"/>
    </style:style>
    <style:style style:name="P115" style:family="paragraph" style:parent-style-name="Heading_20_1">
      <style:text-properties officeooo:rsid="006fa768" officeooo:paragraph-rsid="006fa768"/>
    </style:style>
    <style:style style:name="P116"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17" style:family="paragraph" style:parent-style-name="Heading_20_1">
      <style:text-properties officeooo:rsid="00761c2b" officeooo:paragraph-rsid="00761c2b"/>
    </style:style>
    <style:style style:name="P118" style:family="paragraph" style:parent-style-name="Heading_20_1">
      <style:text-properties officeooo:rsid="0079560e" officeooo:paragraph-rsid="0079560e"/>
    </style:style>
    <style:style style:name="P119" style:family="paragraph" style:parent-style-name="Heading_20_1">
      <style:text-properties officeooo:rsid="007affa1" officeooo:paragraph-rsid="007affa1"/>
    </style:style>
    <style:style style:name="P120" style:family="paragraph" style:parent-style-name="Heading_20_2">
      <style:text-properties officeooo:rsid="001e65ea" officeooo:paragraph-rsid="001e65ea"/>
    </style:style>
    <style:style style:name="P121" style:family="paragraph" style:parent-style-name="Heading_20_2">
      <style:paragraph-properties fo:break-before="page"/>
      <style:text-properties officeooo:rsid="0025dd2f" officeooo:paragraph-rsid="0025dd2f"/>
    </style:style>
    <style:style style:name="P122" style:family="paragraph" style:parent-style-name="Heading_20_2">
      <style:paragraph-properties fo:break-before="page"/>
      <style:text-properties officeooo:rsid="00288941" officeooo:paragraph-rsid="00288941"/>
    </style:style>
    <style:style style:name="P123" style:family="paragraph" style:parent-style-name="Standard" style:list-style-name="L3">
      <style:text-properties officeooo:rsid="002de917" officeooo:paragraph-rsid="002de917"/>
    </style:style>
    <style:style style:name="P124" style:family="paragraph" style:parent-style-name="Standard" style:list-style-name="L3">
      <style:text-properties style:use-window-font-color="true" loext:opacity="0%" officeooo:rsid="002de917" officeooo:paragraph-rsid="002de917"/>
    </style:style>
    <style:style style:name="P125" style:family="paragraph" style:parent-style-name="Standard">
      <style:text-properties officeooo:rsid="007affa1" officeooo:paragraph-rsid="007affa1"/>
    </style:style>
    <style:style style:name="P126" style:family="paragraph" style:parent-style-name="Text_20_body" style:list-style-name="L1">
      <style:text-properties officeooo:paragraph-rsid="001d885a"/>
    </style:style>
    <style:style style:name="P127" style:family="paragraph" style:parent-style-name="Text_20_body" style:list-style-name="L1">
      <style:text-properties officeooo:rsid="001d885a" officeooo:paragraph-rsid="001d885a"/>
    </style:style>
    <style:style style:name="P128" style:family="paragraph" style:parent-style-name="Text_20_body" style:list-style-name="L1">
      <style:text-properties officeooo:rsid="001d885a" officeooo:paragraph-rsid="001e65ea"/>
    </style:style>
    <style:style style:name="P129" style:family="paragraph" style:parent-style-name="Text_20_body" style:list-style-name="L1">
      <style:text-properties officeooo:rsid="001e65ea" officeooo:paragraph-rsid="001e65ea"/>
    </style:style>
    <style:style style:name="P130" style:family="paragraph" style:parent-style-name="Text_20_body" style:list-style-name="L1">
      <style:text-properties officeooo:rsid="0022312f" officeooo:paragraph-rsid="0022312f"/>
    </style:style>
    <style:style style:name="P131" style:family="paragraph" style:parent-style-name="Text_20_body" style:list-style-name="L1">
      <style:text-properties officeooo:rsid="00220878" officeooo:paragraph-rsid="00220878"/>
    </style:style>
    <style:style style:name="P132" style:family="paragraph" style:parent-style-name="Text_20_body" style:list-style-name="L1">
      <style:text-properties officeooo:rsid="0023ed55" officeooo:paragraph-rsid="0023ed55"/>
    </style:style>
    <style:style style:name="P133" style:family="paragraph" style:parent-style-name="Text_20_body" style:list-style-name="L2">
      <style:text-properties officeooo:rsid="00288941" officeooo:paragraph-rsid="00288941"/>
    </style:style>
    <style:style style:name="P134" style:family="paragraph" style:parent-style-name="Text_20_body" style:list-style-name="L3">
      <style:text-properties officeooo:rsid="002de917" officeooo:paragraph-rsid="002de917"/>
    </style:style>
    <style:style style:name="P135" style:family="paragraph" style:parent-style-name="Text_20_body" style:list-style-name="L3">
      <style:text-properties style:use-window-font-color="true" loext:opacity="0%" officeooo:paragraph-rsid="002de917"/>
    </style:style>
    <style:style style:name="P136" style:family="paragraph" style:parent-style-name="Text_20_body" style:list-style-name="L4">
      <style:text-properties officeooo:rsid="002fab06" officeooo:paragraph-rsid="002fab06"/>
    </style:style>
    <style:style style:name="P137" style:family="paragraph" style:parent-style-name="Text_20_body">
      <style:text-properties officeooo:rsid="0079560e" officeooo:paragraph-rsid="0079560e"/>
    </style:style>
    <style:style style:name="P138" style:family="paragraph" style:parent-style-name="Text_20_body">
      <style:text-properties officeooo:rsid="0079560e" officeooo:paragraph-rsid="007affa1"/>
    </style:style>
    <style:style style:name="P139" style:family="paragraph" style:parent-style-name="Text_20_body">
      <style:text-properties officeooo:paragraph-rsid="0079560e"/>
    </style:style>
    <style:style style:name="P140" style:family="paragraph" style:parent-style-name="Text_20_body">
      <style:text-properties officeooo:rsid="007affa1" officeooo:paragraph-rsid="007affa1"/>
    </style:style>
    <style:style style:name="P141" style:family="paragraph" style:parent-style-name="Text_20_body">
      <style:text-properties officeooo:paragraph-rsid="007affa1"/>
    </style:style>
    <style:style style:name="P142" style:family="paragraph" style:parent-style-name="Text_20_body">
      <style:text-properties officeooo:rsid="007b050f" officeooo:paragraph-rsid="007b050f"/>
    </style:style>
    <style:style style:name="P143" style:family="paragraph" style:parent-style-name="Text_20_body">
      <style:text-properties officeooo:paragraph-rsid="00761c2b"/>
    </style:style>
    <style:style style:name="P144" style:family="paragraph" style:parent-style-name="Text_20_body">
      <style:text-properties officeooo:paragraph-rsid="007b8adf"/>
    </style:style>
    <style:style style:name="P145" style:family="paragraph">
      <style:paragraph-properties style:text-autospace="none"/>
      <style:text-properties style:use-window-font-color="true" loext:opacity="0%"/>
    </style:style>
    <style:style style:name="P146" style:family="paragraph">
      <loext:graphic-properties draw:fill="solid" draw:fill-color="#729fcf"/>
      <style:paragraph-properties style:text-autospace="none" style:writing-mode="lr-tb"/>
      <style:text-properties style:use-window-font-color="true" loext:opacity="0%" fo:font-size="12pt"/>
    </style:style>
    <style:style style:name="P147" style:family="paragraph">
      <style:paragraph-properties style:text-autospace="none"/>
      <style:text-properties style:font-name="F" fo:font-size="12pt"/>
    </style:style>
    <style:style style:name="P148" style:family="paragraph">
      <loext:graphic-properties draw:fill="solid" draw:fill-color="#729fcf"/>
      <style:paragraph-properties style:text-autospace="none"/>
      <style:text-properties fo:color="#000000" loext:opacity="100%" style:font-name="F" fo:font-size="12pt"/>
    </style:style>
    <style:style style:name="P149" style:family="paragraph">
      <style:paragraph-properties style:text-autospace="none"/>
    </style:style>
    <style:style style:name="P150" style:family="paragraph">
      <loext:graphic-properties draw:fill="solid" draw:fill-color="#729fcf"/>
      <style:paragraph-properties style:writing-mode="lr-tb"/>
    </style:style>
    <style:style style:name="P151" style:family="paragraph">
      <loext:graphic-properties draw:fill="solid" draw:fill-color="#729fcf"/>
      <style:paragraph-properties style:text-autospace="none" style:writing-mode="lr-tb"/>
      <style:text-properties fo:color="#000000" loext:opacity="100%" fo:font-size="12pt"/>
    </style:style>
    <style:style style:name="P152" style:family="paragraph">
      <loext:graphic-properties draw:fill="none" draw:fill-color="#ffffff"/>
      <style:paragraph-properties style:writing-mode="lr-tb"/>
      <style:text-properties fo:color="#000000" loext:opacity="100%"/>
    </style:style>
    <style:style style:name="P153" style:family="paragraph">
      <loext:graphic-properties draw:fill="solid" draw:fill-color="#b2b2b2"/>
      <style:paragraph-properties style:text-autospace="none" style:writing-mode="lr-tb"/>
      <style:text-properties style:use-window-font-color="true" loext:opacity="0%" fo:font-size="12pt"/>
    </style:style>
    <style:style style:name="P154" style:family="paragraph">
      <loext:graphic-properties draw:fill="solid" draw:fill-color="#729fcf"/>
      <style:paragraph-properties style:writing-mode="lr-tb"/>
      <style:text-properties fo:font-size="9pt" style:font-size-asian="9pt" style:font-size-complex="9pt"/>
    </style:style>
    <style:style style:name="P155" style:family="paragraph">
      <loext:graphic-properties draw:fill="solid" draw:fill-color="#999999"/>
      <style:paragraph-properties style:writing-mode="lr-tb"/>
      <style:text-properties fo:font-size="9pt" style:font-size-asian="9pt" style:font-size-complex="9pt"/>
    </style:style>
    <style:style style:name="P156" style:family="paragraph">
      <loext:graphic-properties draw:fill="solid" draw:fill-color="#cccccc"/>
      <style:paragraph-properties style:text-autospace="none" style:writing-mode="lr-tb"/>
      <style:text-properties fo:font-size="12pt"/>
    </style:style>
    <style:style style:name="P157" style:family="paragraph">
      <loext:graphic-properties draw:fill="solid" draw:fill-color="#729fcf"/>
      <style:paragraph-properties style:writing-mode="lr-tb"/>
      <style:text-properties fo:font-size="10.5pt" style:font-size-asian="10.5pt" style:font-size-complex="10.5pt"/>
    </style:style>
    <style:style style:name="P158" style:family="paragraph">
      <loext:graphic-properties draw:fill="solid" draw:fill-color="#666666"/>
      <style:paragraph-properties style:text-autospace="none" style:writing-mode="lr-tb"/>
      <style:text-properties fo:font-size="12pt"/>
    </style:style>
    <style:style style:name="P159" style:family="paragraph">
      <loext:graphic-properties draw:fill="solid" draw:fill-color="#729fcf"/>
      <style:paragraph-properties style:text-autospace="none" style:writing-mode="lr-tb"/>
      <style:text-properties fo:font-size="12pt"/>
    </style:style>
    <style:style style:name="P160" style:family="paragraph">
      <loext:graphic-properties draw:fill="none" draw:fill-color="#ffffff"/>
      <style:paragraph-properties style:writing-mode="lr-tb"/>
    </style:style>
    <style:style style:name="P161" style:family="paragraph">
      <loext:graphic-properties draw:fill="none" draw:fill-color="#ffffff"/>
      <style:paragraph-properties style:text-autospace="none" style:writing-mode="lr-tb"/>
      <style:text-properties fo:font-size="12pt"/>
    </style:style>
    <style:style style:name="P162" style:family="paragraph">
      <loext:graphic-properties draw:fill="solid" draw:fill-color="#dddddd"/>
      <style:paragraph-properties style:text-autospace="none" style:writing-mode="lr-tb"/>
      <style:text-properties fo:font-size="12pt"/>
    </style:style>
    <style:style style:name="P163" style:family="paragraph">
      <loext:graphic-properties draw:fill="solid" draw:fill-color="#dddddd"/>
      <style:paragraph-properties style:text-autospace="none" style:writing-mode="lr-tb"/>
      <style:text-properties fo:color="#000000" loext:opacity="100%" fo:font-size="12pt"/>
    </style:style>
    <style:style style:name="P164"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officeooo:rsid="003be86f"/>
    </style:style>
    <style:style style:name="T38" style:family="text">
      <style:text-properties style:text-underline-style="none"/>
    </style:style>
    <style:style style:name="T39" style:family="text">
      <style:text-properties officeooo:rsid="00405b73"/>
    </style:style>
    <style:style style:name="T40" style:family="text">
      <style:text-properties officeooo:rsid="0043c606"/>
    </style:style>
    <style:style style:name="T41" style:family="text">
      <style:text-properties fo:color="#6a8759" loext:opacity="100%" style:font-name="JetBrains Mono3" fo:font-size="10pt" fo:font-style="normal" fo:font-weight="normal" style:font-size-asian="10pt" style:font-style-asian="normal" style:font-weight-asian="normal"/>
    </style:style>
    <style:style style:name="T42" style:family="text">
      <style:text-properties fo:color="#808080" loext:opacity="100%" style:font-name="JetBrains Mono3" fo:font-size="10pt" fo:font-style="normal" fo:font-weight="normal" style:font-size-asian="10pt" style:font-style-asian="normal" style:font-weight-asian="normal"/>
    </style:style>
    <style:style style:name="T43" style:family="text">
      <style:text-properties officeooo:rsid="0046ac35"/>
    </style:style>
    <style:style style:name="T44" style:family="text">
      <style:text-properties officeooo:rsid="0047a3f5"/>
    </style:style>
    <style:style style:name="T45" style:family="text">
      <style:text-properties officeooo:rsid="004baf43"/>
    </style:style>
    <style:style style:name="T46" style:family="text">
      <style:text-properties style:text-line-through-style="none" style:text-line-through-type="none" officeooo:rsid="005a8b41"/>
    </style:style>
    <style:style style:name="T47" style:family="text">
      <style:text-properties officeooo:rsid="005b54aa"/>
    </style:style>
    <style:style style:name="T48" style:family="text">
      <style:text-properties officeooo:rsid="00655fcd"/>
    </style:style>
    <style:style style:name="T49" style:family="text">
      <style:text-properties style:use-window-font-color="true" loext:opacity="0%" officeooo:rsid="0065feed"/>
    </style:style>
    <style:style style:name="T50" style:family="text">
      <style:text-properties officeooo:rsid="0065feed"/>
    </style:style>
    <style:style style:name="T51" style:family="text">
      <style:text-properties officeooo:rsid="0067c4a3"/>
    </style:style>
    <style:style style:name="T52" style:family="text">
      <style:text-properties officeooo:rsid="006889c2"/>
    </style:style>
    <style:style style:name="T53" style:family="text">
      <style:text-properties officeooo:rsid="00695f82"/>
    </style:style>
    <style:style style:name="T54" style:family="text">
      <style:text-properties officeooo:rsid="006df1fa"/>
    </style:style>
    <style:style style:name="T55" style:family="text">
      <style:text-properties officeooo:rsid="006fa768"/>
    </style:style>
    <style:style style:name="T56" style:family="text">
      <style:text-properties officeooo:rsid="007114fe"/>
    </style:style>
    <style:style style:name="T57" style:family="text">
      <style:text-properties officeooo:rsid="007585f8"/>
    </style:style>
    <style:style style:name="T58" style:family="text">
      <style:text-properties fo:color="#000000" loext:opacity="100%" style:font-name="JetBrains Mono3" fo:font-size="10pt" fo:font-style="normal" fo:font-weight="normal" style:font-size-asian="10pt" style:font-style-asian="normal" style:font-weight-asian="normal"/>
    </style:style>
    <style:style style:name="T59" style:family="text">
      <style:text-properties fo:color="#000000" loext:opacity="100%" style:font-name="JetBrains Mono3" fo:font-size="10pt" fo:font-style="normal" fo:font-weight="normal" officeooo:rsid="007affa1" style:font-size-asian="10pt" style:font-style-asian="normal" style:font-weight-asian="normal"/>
    </style:style>
    <style:style style:name="T60" style:family="text">
      <style:text-properties fo:color="#000000" loext:opacity="100%" style:font-name="JetBrains Mono3" fo:font-size="10pt" fo:font-style="normal" fo:font-weight="normal" officeooo:rsid="007b8adf" style:font-size-asian="10pt" style:font-style-asian="normal" style:font-weight-asian="normal"/>
    </style:style>
    <style:style style:name="T61" style:family="text">
      <style:text-properties fo:color="#a9b7c6" loext:opacity="100%" style:font-name="JetBrains Mono3" fo:font-size="10pt" fo:font-style="normal" fo:font-weight="normal" style:font-size-asian="10pt" style:font-style-asian="normal" style:font-weight-asian="normal"/>
    </style:style>
    <style:style style:name="T62" style:family="text">
      <style:text-properties officeooo:rsid="007affa1"/>
    </style:style>
    <style:style style:name="T63" style:family="text">
      <style:text-properties style:use-window-font-color="true" loext:opacity="0%" style:font-name="JetBrains Mono1" fo:font-size="10pt" style:font-name-asian="JetBrains Mono1" style:font-size-asian="10pt" style:font-name-complex="JetBrains Mono1" style:font-size-complex="10pt"/>
    </style:style>
    <style:style style:name="T64"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65" style:family="text">
      <style:text-properties fo:color="#000000" loext:opacity="100%" style:font-name="JetBrains Mono1" fo:font-size="10pt" style:font-name-asian="JetBrains Mono1" style:font-size-asian="10pt" style:font-name-complex="JetBrains Mono1" style:font-size-complex="10pt"/>
    </style:style>
    <style:style style:name="T66" style:family="text">
      <style:text-properties fo:color="#000000" loext:opacity="100%" fo:font-size="10pt" style:font-size-asian="10pt" style:font-size-complex="10pt"/>
    </style:style>
    <style:style style:name="T67"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8" style:family="text">
      <style:text-properties fo:color="#c9211e" loext:opacity="100%" style:font-name="JetBrains Mono1" fo:font-size="10pt" style:font-name-asian="JetBrains Mono1" style:font-size-asian="10pt" style:font-name-complex="JetBrains Mono1" style:font-size-complex="10pt"/>
    </style:style>
    <style:style style:name="T69"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70" style:family="text">
      <style:text-properties fo:font-size="9pt" style:font-size-asian="9pt" style:font-size-complex="9pt"/>
    </style:style>
    <style:style style:name="T71" style:family="text">
      <style:text-properties fo:color="#cc7832" loext:opacity="100%" style:font-name="JetBrains Mono1" fo:font-size="10pt" style:font-name-asian="JetBrains Mono1" style:font-size-asian="10pt" style:font-name-complex="JetBrains Mono1" style:font-size-complex="10pt"/>
    </style:style>
    <style:style style:name="T72" style:family="text">
      <style:text-properties fo:color="#a9b7c6" loext:opacity="100%" style:font-name="JetBrains Mono1" fo:font-size="10pt" style:font-name-asian="JetBrains Mono1" style:font-size-asian="10pt" style:font-name-complex="JetBrains Mono1" style:font-size-complex="10pt"/>
    </style:style>
    <style:style style:name="T73" style:family="text">
      <style:text-properties fo:color="#6a8759" loext:opacity="100%" style:font-name="JetBrains Mono1" fo:font-size="10pt" style:font-name-asian="JetBrains Mono1" style:font-size-asian="10pt" style:font-name-complex="JetBrains Mono1" style:font-size-complex="10pt"/>
    </style:style>
    <style:style style:name="T74" style:family="text">
      <style:text-properties fo:font-size="10.5pt" style:font-size-asian="10.5pt" style:font-size-complex="10.5pt"/>
    </style:style>
    <style:style style:name="T75" style:family="text">
      <style:text-properties fo:color="#bbb529" loext:opacity="100%" style:font-name="JetBrains Mono1" fo:font-size="10pt" style:font-name-asian="JetBrains Mono1" style:font-size-asian="10pt" style:font-name-complex="JetBrains Mono1" style:font-size-complex="10pt"/>
    </style:style>
    <style:style style:name="T76"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7" style:family="text">
      <style:text-properties fo:color="#9876aa" loext:opacity="100%" style:font-name="JetBrains Mono1" fo:font-size="10pt" style:font-name-asian="JetBrains Mono1" style:font-size-asian="10pt" style:font-name-complex="JetBrains Mono1" style:font-size-complex="10pt"/>
    </style:style>
    <style:style style:name="T78" style:family="text">
      <style:text-properties fo:color="#ffc66d" loext:opacity="100%" style:font-name="JetBrains Mono1" fo:font-size="10pt" style:font-name-asian="JetBrains Mono1" style:font-size-asian="10pt" style:font-name-complex="JetBrains Mono1" style:font-size-complex="10pt"/>
    </style:style>
    <style:style style:name="T79"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Section 7 Web Development with Spring MVC</text:h>
      <text:p text:style-name="P2"/>
      <text:h text:style-name="P120"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1">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6" draw:text-style-name="P164"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373163966" text:style-name="L1">
        <text:list-item>
          <text:p text:style-name="P127">I created a Maven project using <text:a xlink:type="simple" xlink:href="https://start.spring.io/" text:style-name="Internet_20_link" text:visited-style-name="Visited_20_Internet_20_Link">https://start.spring.io/</text:a></text:p>
          <text:list>
            <text:list-item>
              <text:p text:style-name="P127">java -. maven – 2.7.8 - </text:p>
            </text:list-item>
            <text:list-item>
              <text:p text:style-name="P127">&lt;groupId&gt;guru.springframework&lt;/groupId&gt;</text:p>
            </text:list-item>
            <text:list-item>
              <text:p text:style-name="P127">&lt;artifactId&gt;recipe&lt;/artifactId&gt;</text:p>
            </text:list-item>
            <text:list-item>
              <text:p text:style-name="P127"><text:tab/>&lt;name&gt;recipe&lt;/name&gt;</text:p>
            </text:list-item>
            <text:list-item>
              <text:p text:style-name="P127"><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05510250957738" text:continue-numbering="true" text:style-name="L1">
        <text:list-item>
          <text:p text:style-name="P128">Named my project folder same as artifactId – recipe</text:p>
        </text:list-item>
        <text:list-item>
          <text:p text:style-name="P129">extracted contents to the project’s current location.</text:p>
        </text:list-item>
        <text:list-item>
          <text:p text:style-name="P126"><text:span text:style-name="T2">made it a git </text:span><text:span text:style-name="T1">reposotory,a README.md,</text:span><text:span text:style-name="T2">created a master branch and an .gitignore file</text:span></text:p>
          <text:list>
            <text:list-header>
              <text:p text:style-name="P127">&gt; git init</text:p>
              <text:p text:style-name="P127">&gt;git switch -c master</text:p>
            </text:list-header>
            <text:list-item>
              <text:p text:style-name="P130">&gt; add and commit changes</text:p>
            </text:list-item>
            <text:list-item>
              <text:p text:style-name="P130">&gt; git add .</text:p>
            </text:list-item>
            <text:list-item>
              <text:p text:style-name="P130">&gt; git commit -m “add recipe project”</text:p>
            </text:list-item>
          </text:list>
        </text:list-item>
        <text:list-item>
          <text:p text:style-name="P129">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05508932593566" text:continue-numbering="true" text:style-name="L1">
        <text:list-item>
          <text:p text:style-name="P129">Pushed my local master branch to gitub.</text:p>
          <text:list>
            <text:list-header>
              <text:p text:style-name="P131">&gt; git push origin master</text:p>
            </text:list-header>
          </text:list>
        </text:list-item>
        <text:list-item>
          <text:p text:style-name="P132">open project in IDE (IntelliJ) and commit changes to this file</text:p>
        </text:list-item>
      </text:list>
      <text:p text:style-name="P4"/>
      <text:h text:style-name="P121"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5" draw:text-style-name="P164"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22" text:outline-level="2">Lesson 101 Create Index Page</text:h>
      <text:p text:style-name="P36"/>
      <text:list xml:id="list1159303649" text:style-name="L2">
        <text:list-item>
          <text:p text:style-name="P133">Create a controller</text:p>
        </text:list-item>
      </text:list>
      <text:p text:style-name="P35"/>
      <text:p text:style-name="P35"><draw:frame draw:style-name="fr1" draw:name="Frame3" text:anchor-type="paragraph" svg:x="0.467cm" svg:y="-0.116cm" svg:width="14.395cm" draw:z-index="6"><draw:text-box fo:min-height="8.634cm"><text:p text:style-name="Drawing"><draw:frame text:anchor-type="paragraph" draw:z-index="7" draw:name="Shape4" draw:style-name="gr33" draw:text-style-name="P162" svg:width="14.394cm" svg:height="8.633cm" svg:x="0cm" svg:y="0cm"><draw:text-box><text:p text:style-name="P149"><text:span text:style-name="T65">package guru.springframework.controllers;</text:span><text:span text:style-name="T65"><text:line-break/></text:span><text:span text:style-name="T65"><text:line-break/></text:span><text:span text:style-name="T65">import org.springframework.stereotype.Controller;</text:span><text:span text:style-name="T65"><text:line-break/></text:span><text:span text:style-name="T65">import org.springframework.web.bind.annotation.RequestMapping;</text:span><text:span text:style-name="T65"><text:line-break/></text:span><text:span text:style-name="T65"><text:line-break/></text:span><text:span text:style-name="T65">/*</text:span><text:span text:style-name="T65"><text:line-break/></text:span><text:span text:style-name="T65"> <text:s text:c="3"/>Tells Spring that this is a Bean</text:span><text:span text:style-name="T65"><text:line-break/></text:span><text:span text:style-name="T65"> */</text:span><text:span text:style-name="T65"><text:line-break/></text:span><text:span text:style-name="T65">@Controller</text:span><text:span text:style-name="T65"><text:line-break/></text:span><text:span text:style-name="T65">public class IndexController {</text:span><text:span text:style-name="T65"><text:line-break/></text:span><text:span text:style-name="T65"><text:line-break/></text:span><text:span text:style-name="T65"> <text:s text:c="3"/>/*</text:span><text:span text:style-name="T65"><text:line-break/></text:span><text:span text:style-name="T65"> <text:s text:c="7"/>@RequestMapping({"","/","/index"}) is the URL path to the index.html page</text:span><text:span text:style-name="T65"><text:line-break/></text:span><text:span text:style-name="T65"> <text:s text:c="6"/>return "index" name must match the actual htm file name</text:span><text:span text:style-name="T65"><text:line-break/></text:span><text:span text:style-name="T65"> <text:s text:c="4"/>*/</text:span><text:span text:style-name="T65"><text:line-break/></text:span><text:span text:style-name="T65"> <text:s text:c="3"/>@RequestMapping({"","/","/index"})</text:span><text:span text:style-name="T65"><text:line-break/></text:span><text:span text:style-name="T65"> <text:s text:c="3"/>public String getIndexPage(){</text:span><text:span text:style-name="T65"><text:line-break/></text:span><text:span text:style-name="T65"> <text:s text:c="7"/>return "index";</text:span><text:span text:style-name="T65"><text:line-break/></text:span><text:span text:style-name="T65"> <text:s text:c="3"/>}</text:span><text:span text:style-name="T65"><text:line-break/></text:span><text:span text:style-name="T65">}</text:span><text:span text:style-name="T72"><text:line-break/></text:span><text:span text:style-name="T72"/></text:p></draw:text-box></draw:frame>Drawing <text:sequence text:ref-name="refDrawing1" text:name="Drawing" text:formula="ooow:Drawing+1" style:num-format="1">2</text:sequence>: IndexController.jav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105510283975874" text:continue-numbering="true" text:style-name="L2">
        <text:list-item>
          <text:p text:style-name="P133">Create the View (index.html)</text:p>
        </text:list-item>
      </text:list>
      <text:p text:style-name="P35"/>
      <text:p text:style-name="P1"><draw:frame draw:style-name="fr1" draw:name="Frame2" text:anchor-type="paragraph" svg:x="0.33cm" svg:y="0.199cm" svg:width="10.134cm" draw:z-index="4"><draw:text-box fo:min-height="5.891cm"><text:p text:style-name="Drawing"><draw:frame text:anchor-type="paragraph" draw:z-index="5" draw:name="Shape3" draw:style-name="gr34" draw:text-style-name="P163" svg:width="10.133cm" svg:height="5.89cm" svg:x="0cm" svg:y="0cm"><draw:text-box><text:p text:style-name="P149"><text:span text:style-name="T65">&lt;!DOCTYPE html&gt;</text:span><text:span text:style-name="T65"><text:line-break/></text:span><text:span text:style-name="T65">&lt;html lang="en" xmlns:th="http://www.thymeleaf.org"&gt;</text:span><text:span text:style-name="T65"><text:line-break/></text:span><text:span text:style-name="T65">&lt;head&gt;</text:span><text:span text:style-name="T65"><text:line-break/></text:span><text:span text:style-name="T65"> <text:s text:c="3"/>&lt;meta charset="UTF-8"/&gt;</text:span><text:span text:style-name="T65"><text:line-break/></text:span><text:span text:style-name="T65"> <text:s text:c="3"/>&lt;title&gt;Recipe Home&lt;/title&gt;</text:span><text:span text:style-name="T65"><text:line-break/></text:span><text:span text:style-name="T65">&lt;/head&gt;</text:span><text:span text:style-name="T65"><text:line-break/></text:span><text:span text:style-name="T65">&lt;body&gt;</text:span><text:span text:style-name="T65"><text:line-break/></text:span><text:span text:style-name="T65">&lt;h1&gt;My Recipes!&lt;/h1&gt;</text:span><text:span text:style-name="T65"><text:line-break/></text:span><text:span text:style-name="T65">&lt;/body&gt;</text:span><text:span text:style-name="T65"><text:line-break/></text:span><text:span text:style-name="T65">&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9">Lesson 132 One to One JPA Relationship</text:p>
      <text:p text:style-name="P38"/>
      <text:p text:style-name="P40"><text:a xlink:type="simple" xlink:href="https://github.com/roloje777/spring5-recipe-app/tree/one-to-one-jpa" text:style-name="Internet_20_link" text:visited-style-name="Visited_20_Internet_20_Link"><text:span text:style-name="T6">one-to-one-jpa branch</text:span></text:a></text:p>
      <text:p text:style-name="P38"/>
      <text:p text:style-name="P38"><draw:frame draw:style-name="fr2"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8"/>
      <text:p text:style-name="P38">In this lesson we will map the one-to-one relationship between the Recipe and the Notes entities that are classes (objects) in Java.</text:p>
      <text:p text:style-name="P38">Note that the owner in the relationship is the recipe and the cascading is set to all.</text:p>
      <text:p text:style-name="P38">Also it is using a bi -directional relationship,.</text:p>
      <text:p text:style-name="P38"/>
      <text:p text:style-name="P38"><draw:frame text:anchor-type="paragraph" draw:z-index="12" draw:name="Shape5" draw:style-name="gr32" draw:text-style-name="P150"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8"/>
      <text:p text:style-name="P38"/>
      <text:p text:style-name="P38"/>
      <text:p text:style-name="P38"/>
      <text:p text:style-name="P38"/>
      <text:p text:style-name="P38"/>
      <text:p text:style-name="P38"/>
      <text:p text:style-name="P38"/>
      <text:p text:style-name="P38"/>
      <text:p text:style-name="P39"><draw:frame text:anchor-type="paragraph" draw:z-index="13" draw:name="Shape6" draw:style-name="gr31" draw:text-style-name="P150"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8"/>
      <text:p text:style-name="P38"/>
      <text:p text:style-name="P38"/>
      <text:p text:style-name="P38"/>
      <text:p text:style-name="P38"/>
      <text:p text:style-name="P38"/>
      <text:p text:style-name="P38"/>
      <text:p text:style-name="P38"/>
      <text:p text:style-name="P38"/>
      <text:p text:style-name="P38"><text:s/></text:p>
      <text:p text:style-name="P38"><draw:frame text:anchor-type="paragraph" draw:z-index="14" draw:name="Shape7" draw:style-name="gr30" draw:text-style-name="P150"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8"/>
      <text:p text:style-name="P38"/>
      <text:p text:style-name="P38"/>
      <text:p text:style-name="P38"/>
      <text:p text:style-name="P38"/>
      <text:p text:style-name="P38"><draw:frame text:anchor-type="paragraph" draw:z-index="15" draw:name="Shape8" draw:style-name="gr29" draw:text-style-name="P150"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0"><text:a xlink:type="simple" xlink:href="../../../../Section%208%20JPA%20Data%20Modeling%20with%20Spring%20and%20Hibernate/JPA+Entity+Relationships.pdf" text:style-name="Internet_20_link" text:visited-style-name="Visited_20_Internet_20_Link"><text:span text:style-name="T6">See notes here</text:span></text:a></text:p>
      <text:p text:style-name="P40"/>
      <text:list xml:id="list2329186906" text:style-name="L3">
        <text:list-item>
          <text:p text:style-name="P134">see use of tags when craeting the entities on the object model</text:p>
          <text:list>
            <text:list-item>
              <text:p text:style-name="P134">@Entity – class is an entity</text:p>
            </text:list-item>
            <text:list-item>
              <text:p text:style-name="P134">@ID – primary key for the entity</text:p>
            </text:list-item>
            <text:list-item>
              <text:p text:style-name="P135"><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23">@OneToOne – a One to one relationship</text:p>
            </text:list-item>
            <text:list-item>
              <text:p text:style-name="P124"><text:span text:style-name="T8">@OneToOne(cascade = CascadeType.</text:span><text:span text:style-name="T10">ALL</text:span><text:span text:style-name="T8">) – opne to one relationship set at owner with cascade type set to all</text:span></text:p>
            </text:list-item>
          </text:list>
        </text:list-item>
      </text:list>
      <text:p text:style-name="P42"/>
      <text:p text:style-name="P37"><draw:frame draw:style-name="fr3"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37"/>
      <text:p text:style-name="P37"/>
      <text:h text:style-name="P104" text:outline-level="1">Lesson 133 One To Many JPA Relationships</text:h>
      <text:p text:style-name="P47"/>
      <text:p text:style-name="P56"><text:a xlink:type="simple" xlink:href="https://github.com/roloje777/spring5-recipe-app/tree/one-to-many-jpa" office:name="branch one-to-many-jpa" text:style-name="Internet_20_link" text:visited-style-name="Visited_20_Internet_20_Link"><text:span text:style-name="T18">branch one-to-many-jpa</text:span></text:a></text:p>
      <text:p text:style-name="P47"/>
      <text:p text:style-name="P47"><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47"/>
      <text:list xml:id="list2146141965" text:style-name="L4">
        <text:list-item>
          <text:p text:style-name="P136">Note changes made for Recipe to Engredient relationship. Its now bi-directional with a </text:p>
        </text:list-item>
      </text:list>
      <text:p text:style-name="P41"><text:tab/><text:tab/>Recipy – Engredient (1 - *) one-to-many. So you will have a collection of recipies in <text:tab/><text:tab/>the Recipe entity </text:p>
      <text:p text:style-name="P41"><draw:frame text:anchor-type="paragraph" draw:z-index="19" draw:name="Text Frame 1" draw:style-name="gr28" draw:text-style-name="P150" svg:width="11.888cm" svg:height="1.4cm" svg:x="1.589cm" svg:y="0.226cm"><draw:text-box><text:p>@OneToMany(cascade = CascadeType.ALL, mappedBy = "recipe")</text:p><text:p>private Set&lt;Ingredient&gt; ingredients;</text:p></draw:text-box></draw:frame></text:p>
      <text:p text:style-name="P41"/>
      <text:p text:style-name="P41"><text:s text:c="15"/></text:p>
      <text:p text:style-name="P41"><text:s text:c="14"/><text:span text:style-name="T14"><text:s/></text:span><text:span text:style-name="T15">mappedBy - The field that owns the relationship. Required unless the relationship is unidirectional.</text:span></text:p>
      <text:list xml:id="list105510626477981" text:continue-numbering="true" text:style-name="L4">
        <text:list-item>
          <text:list>
            <text:list-item>
              <text:p text:style-name="P136">Engredient – Recipe (* - 1) many-to-one – só you will have a Recipy reference variable in the EntityObject</text:p>
            </text:list-item>
          </text:list>
        </text:list-item>
      </text:list>
      <text:p text:style-name="P41"/>
      <text:p text:style-name="P41"><draw:frame text:anchor-type="paragraph" draw:z-index="20" draw:name="Text Frame 2" draw:style-name="gr27" draw:text-style-name="P150" svg:width="11.311cm" svg:height="1.532cm" svg:x="1.453cm" svg:y="-0.265cm"><draw:text-box><text:p><text:s text:c="4"/>@ManyToOne</text:p><text:p><text:s text:c="4"/>private Recipe recipe;</text:p></draw:text-box></draw:frame><text:s text:c="2"/></text:p>
      <text:p text:style-name="P41"/>
      <text:p text:style-name="P41"/>
      <text:p text:style-name="P41"/>
      <text:p text:style-name="P50">Okay, I've gone in and made a small adjustment to the model that we've been looking at. </text:p>
      <text:p text:style-name="P49">So we are going to be looking at one to many and many to one relationships in this video. </text:p>
      <text:p text:style-name="P49">And what I did is we have the Recipe object which is a one-to-many relationship to Ingredient but we want to make this a</text:p>
      <text:p text:style-name="P49">bi-directional relationship. </text:p>
      <text:p text:style-name="P49">So we need to get that mapping back from Ingredient to Recipe and that'll be many-to-one. </text:p>
      <text:p text:style-name="P49">So we're going to go through and set this up so the Recipe is going to be the owner and he will own the relationship</text:p>
      <text:p text:style-name="P49">but Ingredient, we want to be able to navigate back to the Recipe from Ingredient in this case. </text:p>
      <text:p text:style-name="P49">And you can see there the mapping between the the two entities has been updated where between Recipe and Ingredient, we have a</text:p>
      <text:p text:style-name="P49">one-to-many relationship and then Ingredient has a many to one relationship. </text:p>
      <text:p text:style-name="P49">So we're going to go in and configure this now.</text:p>
      <text:p text:style-name="P49">I'll show you how to set it up inside of IntelliJ. </text:p>
      <text:p text:style-name="P49">So I've gone in and I've created the Ingredient object and I have not created anything further. </text:p>
      <text:p text:style-name="P49">So we'll step through creating placeholder in there for UnitOfMeasure which we'll get to in a future video and him as an entity. </text:p>
      <text:p text:style-name="P49">So we're going to use the Entity annotation and then I have a we want to add in a property for the Recipe that he belongs to. </text:p>
      <text:p text:style-name="P49">So now we have this relationship between the two and we want to add in the basic getter and setter. </text:p>
      <text:p text:style-name="P49">I'm going to hold off on that. </text:p>
      <text:p text:style-name="P49">We also want to add in a Long property for id.</text:p>
      <text:p text:style-name="P51">And again we're going to use the strategy, GenerationType IDENTITY which will get generated from the database.</text:p>
      <text:p text:style-name="P51"><text:s/>So now I'm going to go in and add in the getter and setter. </text:p>
      <text:p text:style-name="P51">So this command in, getters and setters, highlight all those.</text:p>
      <text:p text:style-name="P51">So now our Ingredient class is set up and it's going to be set up as an entity in JPA. </text:p>
      <text:p text:style-name="P51">So now we want to modify the Recipe class. </text:p>
      <text:p text:style-name="P51"><draw:frame text:anchor-type="paragraph" draw:z-index="21" draw:name="Text Frame 3" draw:style-name="gr28" draw:text-style-name="P150" svg:width="11.888cm" svg:height="1.4cm" svg:x="-0.055cm" svg:y="-0.081cm"><draw:text-box><text:p>@OneToMany(cascade = CascadeType.ALL, mappedBy = "recipe")</text:p><text:p>private Set&lt;Ingredient&gt; ingredients;</text:p></draw:text-box></draw:frame></text:p>
      <text:p text:style-name="P51"/>
      <text:p text:style-name="P51"/>
      <text:p text:style-name="P51">o we want to annotate this using OneToMany. </text:p>
      <text:p text:style-name="P51">Now we want the Recipe to own this. So now we want to add in a cascade type and it'll persist all operations.</text:p>
      <text:p text:style-name="P51"><text:s/>Now we want to do a mappedBy.</text:p>
      <text:p text:style-name="P57"><text:s/><text:span text:style-name="T20">mappedBy = "recipe"</text:span></text:p>
      <text:p text:style-name="P58">The field that owns the relationship. Required unless the relationship is unidirectional.</text:p>
      <text:p text:style-name="P51">IntelliJ intellisense would come up but in this case we want to say the property on the child class. </text:p>
      <text:p text:style-name="P51">So that's going to be Recipe. </text:p>
      <text:p text:style-name="P51">So that defines the relationship from Recipe class and we're saying that this Recipe will get stored on a property on the child or the set of ingredients on each object of Ingredient is going to be a property called recipe. </text:p>
      <text:p text:style-name="P51">So jump back over here to Chrome. </text:p>
      <text:p text:style-name="P51">That completes this direction of the relationship so from Recipe to Ingredient.<text:span text:style-name="T11">( 1 - * in Recipe Ingredient figure above)</text:span></text:p>
      <text:p text:style-name="P51"><text:s/>So we are getting a set there of ingredients coming back and I'm using set there so I get a unique set of ingredients. </text:p>
      <text:p text:style-name="P51">That's my preferred, some people like to use lists and there's nothing wrong with that but just from experience and something like this, I do prefer to use a Set.</text:p>
      <text:p text:style-name="P51"/>
      <text:p text:style-name="P51"><text:soft-page-break/></text:p>
      <text:p text:style-name="P51"><draw:frame text:anchor-type="paragraph" draw:z-index="22" draw:name="Text Frame 4" draw:style-name="gr27" draw:text-style-name="P150" svg:width="11.311cm" svg:height="1.532cm" svg:x="0.042cm" svg:y="0.236cm"><draw:text-box><text:p><text:s text:c="4"/>@ManyToOne</text:p><text:p><text:s text:c="4"/>private Recipe recipe;</text:p></draw:text-box></draw:frame></text:p>
      <text:p text:style-name="P51"/>
      <text:p text:style-name="P51"/>
      <text:p text:style-name="Text_20_body">Now we need to set up the inverse side of the relationship. </text:p>
      <text:p text:style-name="P5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48">delete ingredients that are assigned to recipe but not the other way around. So we definitely don't to do the cascading</text:p>
      <text:p text:style-name="P5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1">So just to quickly recap, we defined this recipe, we define this relation to between a recipe and ingredient and it's a bi-directional relationship. I mean we can navigate the object graph from either direction. So a recipe is going to have many ingredients</text:p>
      <text:p text:style-name="P48">while an ingredient will have just one recipe and we define the relationships.</text:p>
      <text:p text:style-name="P4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48"/>
      <text:p text:style-name="P47"><text:a xlink:type="simple" xlink:href="https://github.com/roloje777/spring5-recipe-app/commit/c36b2f02885751ec4a133e507851557754ec401b" text:style-name="Internet_20_link" text:visited-style-name="Visited_20_Internet_20_Link"><text:span text:style-name="T19">See changes here</text:span></text:a></text:p>
      <text:p text:style-name="P53"/>
      <text:p text:style-name="P53"/>
      <text:h text:style-name="P105" text:outline-level="1">Lesson 133 + 134 Create one-to-one relationship</text:h>
      <text:p text:style-name="P62"><text:a xlink:type="simple" xlink:href="https://github.com/roloje777/spring5-recipe-app/tree/one-to-one-jpa-assign-review" text:style-name="Internet_20_link" text:visited-style-name="Visited_20_Internet_20_Link"><text:span text:style-name="T25">Branch here</text:span></text:a></text:p>
      <text:p text:style-name="P61"/>
      <text:p text:style-name="P61">Create Unit of Measure Entity</text:p>
      <text:p text:style-name="P61">• Create a unidirectional relationship from</text:p>
      <text:p text:style-name="P61">Ingredient to Unit of Measure</text:p>
      <text:p text:style-name="P61">• DO NOT cascade persistence events from</text:p>
      <text:p text:style-name="P52">Ingredient to Unit of Measure</text:p>
      <text:p text:style-name="P52"><text:s text:c="12"/></text:p>
      <text:p text:style-name="P52"><text:s text:c="46"/></text:p>
      <text:p text:style-name="P52"><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7" text:anchor-type="paragraph" svg:x="-0.295cm" svg:y="0.236cm" svg:width="13.328cm" draw:z-index="24"><draw:text-box fo:min-height="10.777cm"><text:p text:style-name="Drawing"><draw:frame text:anchor-type="paragraph" draw:z-index="25" draw:name="Text Frame 5" draw:style-name="gr26" draw:text-style-name="P161" svg:width="13.327cm" svg:height="10.776cm" svg:x="0cm" svg:y="0cm"><draw:text-box><text:p text:style-name="P149"><text:span text:style-name="T75">@Entity</text:span><text:span text:style-name="T75"><text:line-break/></text:span><text:span text:style-name="T71">public class </text:span><text:span text:style-name="T72">Ingredient {</text:span></text:p><text:p text:style-name="P149"><text:span text:style-name="T72">..</text:span></text:p><text:p text:style-name="P149"><text:span text:style-name="T72"><text:s text:c="3"/></text:span><text:span text:style-name="T79">/*</text:span><text:span text:style-name="T79"><text:line-break/></text:span><text:span text:style-name="T79"> <text:s/>FetchType is EAGER by default.</text:span><text:span text:style-name="T79"><text:line-break/></text:span><text:span text:style-name="T79"> <text:s/>This is just a way to show other developers the intent</text:span><text:span text:style-name="T79"><text:line-break/></text:span><text:span text:style-name="T79"> <text:s/>Tells Hibernate I want you to get it every time.</text:span><text:span text:style-name="T79"><text:line-break/></text:span><text:span text:style-name="T79">*/</text:span><text:span text:style-name="T79"><text:line-break/></text:span><text:span text:style-name="T79"> <text:s text:c="2"/></text:span><text:span text:style-name="T75">@OneToOne</text:span><text:span text:style-name="T72">(fetch=FetchType.</text:span><text:span text:style-name="T76">EAGER</text:span><text:span text:style-name="T72">)</text:span><text:span text:style-name="T72"><text:line-break/></text:span><text:span text:style-name="T72"> <text:s text:c="2"/></text:span><text:span text:style-name="T71">private </text:span><text:span text:style-name="T72">UnitOfMeasure </text:span><text:span text:style-name="T77">uom</text:span><text:span text:style-name="T71">;</text:span></text:p><text:p text:style-name="P149"><text:span text:style-name="T71"/></text:p><text:p text:style-name="P149"><text:span text:style-name="T71"/></text:p><text:p text:style-name="P149"><text:span text:style-name="T71">…</text:span></text:p><text:p text:style-name="P149"><text:span text:style-name="T71"/></text:p><text:p text:style-name="P149"><text:span text:style-name="T71">public </text:span><text:span text:style-name="T72">UnitOfMeasure </text:span><text:span text:style-name="T78">getUom</text:span><text:span text:style-name="T72">() {</text:span><text:span text:style-name="T72"><text:line-break/></text:span><text:span text:style-name="T72"> <text:s text:c="3"/></text:span><text:span text:style-name="T71">return </text:span><text:span text:style-name="T77">uom</text:span><text:span text:style-name="T71">;</text:span><text:span text:style-name="T71"><text:line-break/></text:span><text:span text:style-name="T72">}</text:span><text:span text:style-name="T72"><text:line-break/></text:span><text:span text:style-name="T72"><text:line-break/></text:span><text:span text:style-name="T71">public void </text:span><text:span text:style-name="T78">setUom</text:span><text:span text:style-name="T72">(UnitOfMeasure uom) {</text:span><text:span text:style-name="T72"><text:line-break/></text:span><text:span text:style-name="T72"> <text:s text:c="3"/></text:span><text:span text:style-name="T71">this</text:span><text:span text:style-name="T72">.</text:span><text:span text:style-name="T77">uom </text:span><text:span text:style-name="T72">= uom</text:span><text:span text:style-name="T71">;</text:span><text:span text:style-name="T71"><text:line-break/></text:span><text:span text:style-name="T72">}</text:span></text:p></draw:text-box></draw:frame>Drawing <text:sequence text:ref-name="refDrawing3" text:name="Drawing" text:formula="ooow:Drawing+1" style:num-format="1">4</text:sequence>: Ingredient.jav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5" draw:text-style-name="P160" svg:width="16.232cm" svg:height="13.154cm" svg:x="0cm" svg:y="0cm"><draw:text-box><text:p text:style-name="P149"><text:span text:style-name="T71">package </text:span><text:span text:style-name="T72">guru.springframework.domain</text:span><text:span text:style-name="T71">;</text:span><text:span text:style-name="T71"><text:line-break/></text:span><text:span text:style-name="T71"><text:line-break/></text:span><text:span text:style-name="T71">import </text:span><text:span text:style-name="T72">javax.persistence.*</text:span><text:span text:style-name="T71">;</text:span><text:span text:style-name="T71"><text:line-break/></text:span><text:span text:style-name="T71"><text:line-break/></text:span><text:span text:style-name="T75">@Entity</text:span><text:span text:style-name="T75"><text:line-break/></text:span><text:span text:style-name="T71">public class </text:span><text:span text:style-name="T72">UnitOfMeasure {</text:span><text:span text:style-name="T72"><text:line-break/></text:span><text:span text:style-name="T72"><text:line-break/></text:span><text:span text:style-name="T72"> <text:s text:c="3"/></text:span><text:span text:style-name="T75">@Id</text:span><text:span text:style-name="T75"><text:line-break/></text:span><text:span text:style-name="T75"> <text:s text:c="3"/>@GeneratedValue</text:span><text:span text:style-name="T72">(strategy = GenerationType.</text:span><text:span text:style-name="T76">IDENTITY</text:span><text:span text:style-name="T72">)</text:span><text:span text:style-name="T72"><text:line-break/></text:span><text:span text:style-name="T72"> <text:s text:c="3"/></text:span><text:span text:style-name="T71">private </text:span><text:span text:style-name="T72">Long </text:span><text:span text:style-name="T77">id</text:span><text:span text:style-name="T71">;</text:span><text:span text:style-name="T71"><text:line-break/></text:span><text:span text:style-name="T71"> <text:s text:c="3"/>private </text:span><text:span text:style-name="T72">String </text:span><text:span text:style-name="T77">description</text:span><text:span text:style-name="T71">;</text:span><text:span text:style-name="T71"><text:line-break/></text:span><text:span text:style-name="T71"><text:line-break/></text:span><text:span text:style-name="T71"><text:line-break/></text:span><text:span text:style-name="T71"> <text:s text:c="3"/>public </text:span><text:span text:style-name="T72">Long </text:span><text:span text:style-name="T78">getId</text:span><text:span text:style-name="T72">() {</text:span><text:span text:style-name="T72"><text:line-break/></text:span><text:span text:style-name="T72"> <text:s text:c="7"/></text:span><text:span text:style-name="T71">return </text:span><text:span text:style-name="T77">id</text:span><text:span text:style-name="T71">;</text:span><text:span text:style-name="T71"><text:line-break/></text:span><text:span text:style-name="T71"> <text:s text:c="3"/></text:span><text:span text:style-name="T72">}</text:span><text:span text:style-name="T72"><text:line-break/></text:span><text:span text:style-name="T72"><text:line-break/></text:span><text:span text:style-name="T72"> <text:s text:c="3"/></text:span><text:span text:style-name="T71">public void </text:span><text:span text:style-name="T78">setId</text:span><text:span text:style-name="T72">(Long id) {</text:span><text:span text:style-name="T72"><text:line-break/></text:span><text:span text:style-name="T72"> <text:s text:c="7"/></text:span><text:span text:style-name="T71">this</text:span><text:span text:style-name="T72">.</text:span><text:span text:style-name="T77">id </text:span><text:span text:style-name="T72">= id</text:span><text:span text:style-name="T71">;</text:span><text:span text:style-name="T71"><text:line-break/></text:span><text:span text:style-name="T71"> <text:s text:c="3"/></text:span><text:span text:style-name="T72">}</text:span><text:span text:style-name="T72"><text:line-break/></text:span><text:span text:style-name="T72"><text:line-break/></text:span><text:span text:style-name="T72"> <text:s text:c="3"/></text:span><text:span text:style-name="T71">public </text:span><text:span text:style-name="T72">String </text:span><text:span text:style-name="T78">getDescription</text:span><text:span text:style-name="T72">() {</text:span><text:span text:style-name="T72"><text:line-break/></text:span><text:span text:style-name="T72"> <text:s text:c="7"/></text:span><text:span text:style-name="T71">return </text:span><text:span text:style-name="T77">description</text:span><text:span text:style-name="T71">;</text:span><text:span text:style-name="T71"><text:line-break/></text:span><text:span text:style-name="T71"> <text:s text:c="3"/></text:span><text:span text:style-name="T72">}</text:span><text:span text:style-name="T72"><text:line-break/></text:span><text:span text:style-name="T72"><text:line-break/></text:span><text:span text:style-name="T72"> <text:s text:c="3"/></text:span><text:span text:style-name="T71">public void </text:span><text:span text:style-name="T78">setDescription</text:span><text:span text:style-name="T72">(String description) {</text:span><text:span text:style-name="T72"><text:line-break/></text:span><text:span text:style-name="T72"> <text:s text:c="7"/></text:span><text:span text:style-name="T71">this</text:span><text:span text:style-name="T72">.</text:span><text:span text:style-name="T77">description </text:span><text:span text:style-name="T72">= description</text:span><text:span text:style-name="T71">;</text:span><text:span text:style-name="T71"><text:line-break/></text:span><text:span text:style-name="T71"> <text:s text:c="3"/></text:span><text:span text:style-name="T72">}</text:span><text:span text:style-name="T72"><text:line-break/></text:span><text:span text:style-name="T72"><text:line-break/></text:span><text:span text:style-name="T72"><text:line-break/></text:span><text:span text:style-name="T72">}</text:span><text:span text:style-name="T72"><text:line-break/></text:span><text:span text:style-name="T72"/></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2"/>
      <text:h text:style-name="P106" text:outline-level="1">Lesson 136 JPA Enumerations</text:h>
      <text:p text:style-name="P63"/>
      <text:p text:style-name="P63"><text:a xlink:type="simple" xlink:href="https://github.com/roloje777/spring5-recipe-app/tree/jpa-enumerations" text:style-name="Internet_20_link" text:visited-style-name="Visited_20_Internet_20_Link"><text:span text:style-name="T26">branch jpa-enumerations</text:span></text:a></text:p>
      <text:p text:style-name="P52"/>
      <text:p text:style-name="P52"><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9" text:anchor-type="paragraph" svg:x="0.339cm" svg:y="0.697cm" svg:width="10.433cm" draw:z-index="29"><draw:text-box fo:min-height="4.046cm"><text:p text:style-name="Drawing"><draw:frame text:anchor-type="paragraph" draw:z-index="30" draw:name="Text Frame 7" draw:style-name="gr24" draw:text-style-name="P150"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10" text:anchor-type="paragraph" svg:x="0.284cm" svg:y="0.146cm" svg:width="10.31cm" draw:z-index="31"><draw:text-box fo:min-height="7.793cm"><text:p text:style-name="Drawing"><draw:frame text:anchor-type="paragraph" draw:z-index="32" draw:name="Text Frame 8" draw:style-name="gr23" draw:text-style-name="P150"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2"><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15"/>
      <text:p text:style-name="P14"><text:s/><text:span text:style-name="T22"><text:s text:c="3"/></text:span><text:span text:style-name="T16">@Enumerated(value=EnumType.ORDINAL)</text:span></text:p>
      <text:p text:style-name="Standard"><text:s/><text:span text:style-name="T20"><text:s text:c="4"/>private Difficulty difficulty;</text:span></text:p>
      <text:p text:style-name="P14"/>
      <text:p text:style-name="P13">… is important about how it gets persisted in the database.</text:p>
      <text:p text:style-name="P13">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4"><text:span text:style-name="T27">String. </text:span><text:span text:style-name="T28">(</text:span> <text:span text:style-name="T23">EASY, MODERATE,HARD</text:span><text:span text:style-name="T24">)</text:span></text:p>
      <text:p text:style-name="P5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7"/>
      <text:p text:style-name="P64"><text:a xlink:type="simple" xlink:href="https://github.com/roloje777/spring5-recipe-app/commit/d26c6b1bd687f6bc9b45d9da0d1d4bc5f5a4401d" text:style-name="Internet_20_link" text:visited-style-name="Visited_20_Internet_20_Link"><text:span text:style-name="T21">see changes here</text:span></text:a></text:p>
      <text:p text:style-name="P66"/>
      <text:p text:style-name="P9"/>
      <text:p text:style-name="P52"/>
      <text:h text:style-name="P107" text:outline-level="1">Lesson 137 Many To Many RelationShip</text:h>
      <text:p text:style-name="P68"/>
      <text:p text:style-name="P68"><text:a xlink:type="simple" xlink:href="https://github.com/roloje777/spring5-recipe-app/tree/many-to-many-jpa-example" text:style-name="Internet_20_link" text:visited-style-name="Visited_20_Internet_20_Link"><text:span text:style-name="T39">many-to-many-jpa-example</text:span></text:a></text:p>
      <text:p text:style-name="P68"/>
      <text:p text:style-name="P68"><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8"/>
      <text:p text:style-name="P68"/>
      <text:p text:style-name="P68"/>
      <text:p text:style-name="P68"/>
      <text:p text:style-name="P68"/>
      <text:p text:style-name="P68"/>
      <text:p text:style-name="P68"/>
      <text:p text:style-name="P68"/>
      <text:p text:style-name="P68"/>
      <text:p text:style-name="P18">how to set up a bi-directional many to many.<text:span text:style-name="T37">(Recipe – Ingredient)</text:span></text:p>
      <text:p text:style-name="P16">specify a join table. <text:span text:style-name="T37">This will create only one table in the databse for the relationship instead of two tables.</text:span></text:p>
      <text:p text:style-name="P21">we need to do the opposite way and use the inverseJoinColumns.</text:p>
      <text:p text:style-name="P16"><draw:frame draw:style-name="fr1" draw:name="Frame11" text:anchor-type="paragraph" svg:x="0.069cm" svg:y="0.639cm" svg:width="15.699cm" draw:z-index="34"><draw:text-box fo:min-height="5.525cm"><text:p text:style-name="Drawing"><draw:frame text:anchor-type="paragraph" draw:z-index="35" draw:name="Text Frame 9" draw:style-name="gr22" draw:text-style-name="P150"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6"/>
      <text:p text:style-name="P18"/>
      <text:p text:style-name="P18"/>
      <text:p text:style-name="P18"/>
      <text:p text:style-name="P18"/>
      <text:p text:style-name="P18"/>
      <text:p text:style-name="P18"/>
      <text:p text:style-name="P18"/>
      <text:p text:style-name="P19"/>
      <text:p text:style-name="P16">So over here I need to tell it mappedBy</text:p>
      <text:p text:style-name="P23"><draw:frame draw:style-name="fr1" draw:name="Frame12" text:anchor-type="paragraph" svg:x="0.083cm" svg:y="0.22cm" svg:width="16cm" draw:z-index="36"><draw:text-box fo:min-height="3.538cm"><text:p text:style-name="Drawing"><draw:frame text:anchor-type="paragraph" draw:z-index="37" draw:name="Text Frame 10" draw:style-name="gr21" draw:text-style-name="P150"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3"/>
      <text:p text:style-name="P23"/>
      <text:p text:style-name="P23"/>
      <text:p text:style-name="P23"/>
      <text:p text:style-name="P23"/>
      <text:p text:style-name="P23">So now I have one table RECIPE_CATEGORY, so rather than</text:p>
      <text:p text:style-name="P22">having two tables</text:p>
      <text:p text:style-name="P10"/>
      <text:p text:style-name="P10"/>
      <text:p text:style-name="P23"><draw:frame draw:style-name="fr4" draw:name="Image9" text:anchor-type="char" svg:width="17cm" svg:height="2.958cm" draw:z-index="38"><draw:image xlink:href="Pictures/100000010000038C0000009E1DF5061F393B607F.png" xlink:type="simple" xlink:show="embed" xlink:actuate="onLoad" draw:mime-type="image/png"/></draw:frame></text:p>
      <text:p text:style-name="P18"><text:s text:c="2"/></text:p>
      <text:p text:style-name="P18"><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4" draw:name="Image11" text:anchor-type="char" svg:width="17cm" svg:height="6.957cm" draw:z-index="40"><draw:image xlink:href="Pictures/10000001000003B900000186567B500FB05A4FB1.png" xlink:type="simple" xlink:show="embed" xlink:actuate="onLoad" draw:mime-type="image/png"/></draw:frame></text:p>
      <text:p text:style-name="P18"/>
      <text:p text:style-name="P26">So what I did is I created a many-to-many relationship and I'm saying</text:p>
      <text:p text:style-name="P26">this is mappedBy categories and this is going to be on the join table from that</text:p>
      <text:p text:style-name="P25">set. So from the other side of the relationship and that categories is</text:p>
      <text:p text:style-name="P25">going to be this property name. Now on this side, I told a join able to name</text:p>
      <text:p text:style-name="P25">the table as recipe category which gives us this value here. That's why it's named</text:p>
      <text:p text:style-name="P25">recipe category, and now I set up to join columns so from this side of the</text:p>
      <text:p text:style-name="P25">relationship, we are going to have a join column called recipe id and on the other</text:p>
      <text:p text:style-name="P24"><text:span text:style-name="T38">side for the categories, we're going to have category i</text:span>d.</text:p>
      <text:p text:style-name="P24"/>
      <text:p text:style-name="P24"/>
      <text:p text:style-name="P65"><text:a xlink:type="simple" xlink:href="https://github.com/roloje777/spring5-recipe-app/commit/7344e3b1a7a85e93c6ccbd84631429461e50e4e9" text:style-name="Internet_20_link" text:visited-style-name="Visited_20_Internet_20_Link"><text:span text:style-name="T29">see changes here</text:span></text:a></text:p>
      <text:p text:style-name="P18"/>
      <text:p text:style-name="P29">Lesson 138 Creating Spring Data Repositories</text:p>
      <text:p text:style-name="P69"><text:a xlink:type="simple" xlink:href="https://github.com/roloje777/spring5-recipe-app/tree/create-spring-data-repositories" text:style-name="Internet_20_link" text:visited-style-name="Visited_20_Internet_20_Link"><text:span text:style-name="T30">create-spring-data-repositories</text:span></text:a></text:p>
      <text:p text:style-name="P20"><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7">Now we set up Recipe to cascade down to Notes and Ingredient.</text:p>
      <text:p text:style-name="P28">So all operations between Recipe, so if we do any updates on Recipe and anything</text:p>
      <text:p text:style-name="P28">on the child objects of notes and ingredients of Recipe, those</text:p>
      <text:p text:style-name="P28">will get persisted down through the JPA mapping.</text:p>
      <text:p text:style-name="P28">..</text:p>
      <text:p text:style-name="P28"> We went in and put this cascade all on those relationships.</text:p>
      <text:p text:style-name="P28">So for ingredients and notes, we are using a CascadeType of ALL. So for that,</text:p>
      <text:p text:style-name="P28">we set that up because that Recipe is going to be our primary object and we'd</text:p>
      <text:p text:style-name="P28">probably won't be working with ingredients independently or notes</text:p>
      <text:p text:style-name="P28">independently. </text:p>
      <text:p text:style-name="P28"/>
      <text:p text:style-name="P28"><draw:frame draw:style-name="fr1" draw:name="Frame13" text:anchor-type="paragraph" svg:x="0.055cm" svg:y="0.275cm" svg:width="12.587cm" draw:z-index="42"><draw:text-box fo:min-height="4.115cm"><text:p text:style-name="Drawing"><draw:frame text:anchor-type="paragraph" draw:z-index="43" draw:name="Text Frame 11" draw:style-name="gr20" draw:text-style-name="P159" svg:width="12.299cm" svg:height="2.879cm" svg:x="0.145cm" svg:y="0cm"><draw:text-box><text:p text:style-name="P149"><text:span text:style-name="T75">..</text:span></text:p><text:p text:style-name="P149"><text:span text:style-name="T75">@OneToMany</text:span><text:span text:style-name="T72">(cascade = CascadeType.</text:span><text:span text:style-name="T76">ALL</text:span><text:span text:style-name="T71">, </text:span><text:span text:style-name="T72">mappedBy = </text:span><text:span text:style-name="T73">"recipe"</text:span><text:span text:style-name="T72">)</text:span><text:span text:style-name="T72"><text:line-break/></text:span><text:span text:style-name="T71">private </text:span><text:span text:style-name="T72">Set&lt;Ingredient&gt; </text:span><text:span text:style-name="T77">ingredients</text:span><text:span text:style-name="T71">;</text:span></text:p><text:p text:style-name="P149"><text:span text:style-name="T71"/></text:p><text:p text:style-name="P149"><text:span text:style-name="T71">..</text:span></text:p><text:p text:style-name="P149"><text:span text:style-name="T75">@OneToOne</text:span><text:span text:style-name="T72">(cascade = CascadeType.</text:span><text:span text:style-name="T76">ALL</text:span><text:span text:style-name="T72">)</text:span><text:span text:style-name="T72"><text:line-break/></text:span><text:span text:style-name="T71">private </text:span><text:span text:style-name="T72">Notes </text:span><text:span text:style-name="T77">notes</text:span><text:span text:style-name="T71">;</text:span></text:p></draw:text-box></draw:frame>Drawing <text:sequence text:ref-name="refDrawing9" text:name="Drawing" text:formula="ooow:Drawing+1" style:num-format="1">10</text:sequence>: Recipe.java</text:p></draw:text-box></draw:frame></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oft-page-break/>Now Category, that is</text:p>
      <text:p text:style-name="P28">something is going to be maintained independent of Recipe as well as UnitOf</text:p>
      <text:p text:style-name="P28">Measure. We're using that as a reference table. So I don't see a need to set up</text:p>
      <text:p text:style-name="P28">you know to measure either. So what we can do is just set up Spring Data</text:p>
      <text:p text:style-name="P28">repositories for Recipe, Category and UnitOfMeasure.</text:p>
      <text:p text:style-name="P28"/>
      <text:p text:style-name="P28"/>
      <text:p text:style-name="P27"><text:span text:style-name="T40">S</text:span>etting up a Java class called Recipe</text:p>
      <text:p text:style-name="P28">Repository. And this is going to be an interface. I'll say okay there. I'm going to</text:p>
      <text:p text:style-name="P28">add that to Git for you guys and now we're going to use the Spring Data CRUD</text:p>
      <text:p text:style-name="P28">Repository and you can see it takes in two generics there - the T and the ID. So</text:p>
      <text:p text:style-name="P28">the T is going to be the entity type and the ID is going to be the ID type of the</text:p>
      <text:p text:style-name="P28">entity and this way, Spring Data will know how to construct this by using</text:p>
      <text:p text:style-name="P28">reflection and Java generics. So I'm going to go ahead and hit enter there</text:p>
      <text:p text:style-name="P28">and we want to add in the Recipe and everything that we did we used a Long for</text:p>
      <text:p text:style-name="P28">the ID property. So that gives us the crud repository for recipes. Now we need</text:p>
      <text:p text:style-name="P28">to repeat that for UnitOfMeasure and Category.</text:p>
      <text:p text:style-name="P28"/>
      <text:p text:style-name="P28"><draw:frame draw:style-name="fr1" draw:name="Frame14" text:anchor-type="paragraph" svg:x="0.083cm" svg:y="-0.012cm" svg:width="13.395cm" draw:z-index="44"><draw:text-box fo:min-height="5.482cm"><text:p text:style-name="Drawing"><draw:frame text:anchor-type="paragraph" draw:z-index="45" draw:name="Text Frame 12" draw:style-name="gr19" draw:text-style-name="P159" svg:width="13.394cm" svg:height="5.481cm" svg:x="0cm" svg:y="0cm"><draw:text-box><text:p text:style-name="P149"><text:span text:style-name="T71">public interface </text:span><text:span text:style-name="T72">UnitOfMeasureRepository </text:span><text:span text:style-name="T71">extends </text:span><text:span text:style-name="T72">CrudRepository&lt;UnitOfMeasure</text:span><text:span text:style-name="T71">, </text:span><text:span text:style-name="T72">Long&gt; {</text:span><text:span text:style-name="T72"><text:line-break/></text:span><text:span text:style-name="T72">}</text:span></text:p><text:p text:style-name="P149"><text:span text:style-name="T72"/></text:p><text:p text:style-name="P149"><text:span text:style-name="T71">public interface </text:span><text:span text:style-name="T72">RecipeRepository </text:span><text:span text:style-name="T71">extends </text:span><text:span text:style-name="T72">CrudRepository&lt;Recipe</text:span><text:span text:style-name="T71">, </text:span><text:span text:style-name="T72">Long&gt; {</text:span><text:span text:style-name="T72"><text:line-break/></text:span><text:span text:style-name="T72">}</text:span></text:p><text:p text:style-name="P149"><text:span text:style-name="T72"/></text:p><text:p text:style-name="P149"><text:span text:style-name="T71">public interface </text:span><text:span text:style-name="T72">CategoryRepository </text:span><text:span text:style-name="T71">extends </text:span><text:span text:style-name="T72">CrudRepository&lt;Category</text:span><text:span text:style-name="T71">, </text:span><text:span text:style-name="T72">Long&gt; {</text:span><text:span text:style-name="T72"><text:line-break/></text:span><text:span text:style-name="T72">}</text:span></text:p></draw:text-box></draw:frame>Drawing <text:sequence text:ref-name="refDrawing10" text:name="Drawing" text:formula="ooow:Drawing+1" style:num-format="1">11</text:sequence>: Thre three Repository Interfaces that extends Springs CrudRepository</text:p></draw:text-box></draw:frame></text:p>
      <text:p text:style-name="P20"/>
      <text:p text:style-name="P20"/>
      <text:p text:style-name="P20"/>
      <text:p text:style-name="P20"/>
      <text:p text:style-name="P20"/>
      <text:p text:style-name="P20"/>
      <text:p text:style-name="P20"/>
      <text:p text:style-name="P20"/>
      <text:p text:style-name="P20"/>
      <text:p text:style-name="P69"><text:a xlink:type="simple" xlink:href="https://github.com/roloje777/spring5-recipe-app/commit/37be3670000e376d745205fde7a82e4ac1be1fe8" text:style-name="Internet_20_link" text:visited-style-name="Visited_20_Internet_20_Link"><text:span text:style-name="T30">see changes here</text:span></text:a></text:p>
      <text:p text:style-name="P69"/>
      <text:p text:style-name="P69"/>
      <text:h text:style-name="P108" text:outline-level="1">Lesson 139 Database initialization with Spring</text:h>
      <text:p text:style-name="P72"/>
      <text:p text:style-name="P74"><text:a xlink:type="simple" xlink:href="https://github.com/roloje777/spring5-recipe-app/tree/database-initialization" text:style-name="Internet_20_link" text:visited-style-name="Visited_20_Internet_20_Link">Database-initialization</text:a></text:p>
      <text:p text:style-name="P72"><text:span text:style-name="T43">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2"><draw:frame draw:style-name="fr1" draw:name="Frame15" text:anchor-type="paragraph" svg:x="-0.15cm" svg:y="0.513cm" svg:width="11.599cm" draw:z-index="46"><draw:text-box fo:min-height="4.979cm"><text:p text:style-name="Drawing"><draw:frame text:anchor-type="paragraph" draw:z-index="47" draw:name="Text Frame 13" draw:style-name="gr18" draw:text-style-name="P158" svg:width="11.598cm" svg:height="4.978cm" svg:x="0cm" svg:y="0cm"><draw:text-box><text:p text:style-name="P149"><text:span text:style-name="T71">INSERT INTO </text:span><text:span text:style-name="T72">category (description) </text:span><text:span text:style-name="T71">VALUES </text:span><text:span text:style-name="T72">(</text:span><text:span text:style-name="T73">'American'</text:span><text:span text:style-name="T72">);</text:span><text:span text:style-name="T72"><text:line-break/></text:span><text:span text:style-name="T71">INSERT INTO </text:span><text:span text:style-name="T72">category (description) </text:span><text:span text:style-name="T71">VALUES </text:span><text:span text:style-name="T72">(</text:span><text:span text:style-name="T73">'Italian'</text:span><text:span text:style-name="T72">);</text:span><text:span text:style-name="T72"><text:line-break/></text:span><text:span text:style-name="T71">INSERT INTO </text:span><text:span text:style-name="T72">category (description) </text:span><text:span text:style-name="T71">VALUES </text:span><text:span text:style-name="T72">(</text:span><text:span text:style-name="T73">'Mexican'</text:span><text:span text:style-name="T72">);</text:span><text:span text:style-name="T72"><text:line-break/></text:span><text:span text:style-name="T71">INSERT INTO </text:span><text:span text:style-name="T72">category (description) </text:span><text:span text:style-name="T71">VALUES </text:span><text:span text:style-name="T72">(</text:span><text:span text:style-name="T73">'Fast Food'</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Teaspoon'</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Tablespoon'</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Cup'</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Pinch'</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Ounce'</text:span><text:span text:style-name="T72">);</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Note, I also had to add the following to the application.properties file, as it through errors if not added.</text:span></text:span></text:p>
      <text:p text:style-name="P7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1"><text:span text:style-name="Strong_20_Emphasis"><text:span text:style-name="T35">spring.jpa.defer-datasource-initialization</text:span></text:span><text:span text:style-name="T42">=</text:span><text:span text:style-name="T41">true</text:span></text:p>
      <text:p text:style-name="P70"><text:span text:style-name="Strong_20_Emphasis"><text:span text:style-name="T33"/></text:span></text:p>
      <text:p text:style-name="P72"><text:span text:style-name="Strong_20_Emphasis"><text:span text:style-name="T33"/></text:span></text:p>
      <text:p text:style-name="P72"><text:span text:style-name="Strong_20_Emphasis"><text:span text:style-name="T33">Now when I run the application it populates the two tables with that data</text:span></text:span></text:p>
      <text:p text:style-name="P72"><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3"><text:s text:c="8"/></text:p>
      <text:p text:style-name="P73"/>
      <text:p text:style-name="P73"/>
      <text:p text:style-name="P73"/>
      <text:p text:style-name="P73"/>
      <text:p text:style-name="P73"/>
      <text:p text:style-name="P73"/>
      <text:p text:style-name="P72"><text:a xlink:type="simple" xlink:href="https://github.com/roloje777/spring5-recipe-app/commit/8cf3c81a61a5d97bd7d0f4970e6b52540908627e" text:style-name="Internet_20_link" text:visited-style-name="Visited_20_Internet_20_Link"><text:span text:style-name="T44">see changes here</text:span></text:a></text:p>
      <text:p text:style-name="P72"/>
      <text:h text:style-name="P109" text:outline-level="1"><text:soft-page-break/>Lesson 140 Spring Data JPA Aquery Methods</text:h>
      <text:p text:style-name="P76"><text:a xlink:type="simple" xlink:href="https://github.com/roloje777/spring5-recipe-app/tree/jpa-query-methods" text:style-name="Internet_20_link" text:visited-style-name="Visited_20_Internet_20_Link"><text:span text:style-name="T45">jpa-query-methods</text:span></text:a></text:p>
      <text:p text:style-name="P7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5"><draw:frame text:anchor-type="paragraph" draw:z-index="50" draw:name="Text Frame 14" draw:style-name="gr17" draw:text-style-name="P150"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5"><text:s/></text:p>
      <text:p text:style-name="P75"/>
      <text:p text:style-name="P75"/>
      <text:p text:style-name="P75"/>
      <text:p text:style-name="P75"/>
      <text:p text:style-name="P75">Se set up the repositories and inject them on out conroller, then use its methods to retirev the information from the database.</text:p>
      <text:p text:style-name="P75"><draw:frame draw:style-name="fr1" draw:name="Frame16" text:anchor-type="paragraph" svg:x="0.529cm" svg:y="0.64cm" svg:width="16.369cm" draw:z-index="51"><draw:text-box fo:min-height="14.517cm"><text:p text:style-name="Drawing"><draw:frame text:anchor-type="paragraph" draw:z-index="52" draw:name="Text Frame 15" draw:style-name="gr16" draw:text-style-name="P157" svg:width="16.368cm" svg:height="14.516cm" svg:x="0cm" svg:y="0cm"><draw:text-box><text:p><text:span text:style-name="T74">public interface CategoryRepository extends CrudRepository&lt;Category, Long&gt; {</text:span></text:p><text:p><text:span text:style-name="T74"/></text:p><text:p><text:span text:style-name="T74"><text:s text:c="4"/></text:span><text:span text:style-name="T74">Optional&lt;Category&gt; findByDescription(String description);</text:span></text:p><text:p><text:span text:style-name="T74">}</text:span></text:p><text:p><text:span text:style-name="T74">--------------------------</text:span></text:p><text:p><text:span text:style-name="T74">public interface UnitOfMeasureRepository extends CrudRepository&lt;UnitOfMeasure, Long&gt; {</text:span></text:p><text:p><text:span text:style-name="T74"/></text:p><text:p><text:span text:style-name="T74"><text:s text:c="4"/></text:span><text:span text:style-name="T74">Optional&lt;UnitOfMeasure&gt; findByDescription(String description);</text:span></text:p><text:p><text:span text:style-name="T74">}</text:span></text:p><text:p><text:span text:style-name="T74">-----------------------------</text:span></text:p><text:p><text:span text:style-name="T74">@Controller</text:span></text:p><text:p><text:span text:style-name="T74">public class IndexController {</text:span></text:p><text:p><text:span text:style-name="T74"/></text:p><text:p><text:span text:style-name="T74"><text:s text:c="4"/></text:span><text:span text:style-name="T74">private CategoryRepository categoryRepository;</text:span></text:p><text:p><text:span text:style-name="T74"><text:s text:c="4"/></text:span><text:span text:style-name="T74">private UnitOfMeasureRepository unitOfMeasureRepository;</text:span></text:p><text:p><text:span text:style-name="T74"/></text:p><text:p><text:span text:style-name="T74"><text:s text:c="4"/></text:span><text:span text:style-name="T74">public IndexController(CategoryRepository categoryRepository, UnitOfMeasureRepository unitOfMeasureRepository) {</text:span></text:p><text:p><text:span text:style-name="T74"><text:s text:c="8"/></text:span><text:span text:style-name="T74">this.categoryRepository = categoryRepository;</text:span></text:p><text:p><text:span text:style-name="T74"><text:s text:c="8"/></text:span><text:span text:style-name="T74">this.unitOfMeasureRepository = unitOfMeasureRepository;</text:span></text:p><text:p><text:span text:style-name="T74"><text:s text:c="4"/></text:span><text:span text:style-name="T74">}</text:span></text:p><text:p><text:span text:style-name="T74"/></text:p><text:p><text:span text:style-name="T74"><text:s text:c="4"/></text:span><text:span text:style-name="T74">@RequestMapping({"", "/", "/index"})</text:span></text:p><text:p><text:span text:style-name="T74"><text:s text:c="4"/></text:span><text:span text:style-name="T74">public String getIndexPage(){</text:span></text:p><text:p><text:span text:style-name="T74"/></text:p><text:p><text:span text:style-name="T74"><text:s text:c="8"/></text:span><text:span text:style-name="T74">Optional&lt;Category&gt; categoryOptional = categoryRepository.findByDescription("American");</text:span></text:p><text:p><text:span text:style-name="T74"><text:s text:c="8"/></text:span><text:span text:style-name="T74">Optional&lt;UnitOfMeasure&gt; unitOfMeasureOptional = unitOfMeasureRepository.findByDescription("Teaspoon");</text:span></text:p><text:p><text:span text:style-name="T74"/></text:p><text:p><text:span text:style-name="T74"><text:s text:c="8"/></text:span><text:span text:style-name="T74">System.out.println("Cat Id is: " + categoryOptional.get().getId());</text:span></text:p><text:p><text:span text:style-name="T74"><text:s text:c="8"/></text:span><text:span text:style-name="T74">System.out.println("UOM ID is: " + unitOfMeasureOptional.get().getId());</text:span></text:p><text:p><text:span text:style-name="T74"/></text:p><text:p><text:span text:style-name="T74"><text:s text:c="8"/></text:span><text:span text:style-name="T74">return "index";</text:span></text:p><text:p><text:span text:style-name="T74"><text:s text:c="4"/></text:span><text:span text:style-name="T74">}</text:span></text:p></draw:text-box></draw:frame>Drawing <text:sequence text:ref-name="refDrawing12" text:name="Drawing" text:formula="ooow:Drawing+1" style:num-format="1">13</text:sequence>: Implementation</text:p></draw:text-box></draw:frame></text:p>
      <text:p text:style-name="P75"><text:s text:c="2"/></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draw:frame draw:style-name="fr2" draw:name="Frame17" text:anchor-type="char" svg:width="13.203cm" draw:z-index="53"><draw:text-box fo:min-height="4.101cm"><text:p text:style-name="Figure"><draw:frame draw:style-name="fr7"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5"/>
      <text:p text:style-name="P75"/>
      <text:p text:style-name="P75"/>
      <text:p text:style-name="P75"/>
      <text:p text:style-name="P75"/>
      <text:p text:style-name="P75"/>
      <text:p text:style-name="P77"><text:a xlink:type="simple" xlink:href="https://github.com/roloje777/spring5-recipe-app/commit/3d2225f40700beb13eecc362d0dd92e779357688" text:style-name="Internet_20_link" text:visited-style-name="Visited_20_Internet_20_Link"><text:span text:style-name="T45">see changes here</text:span></text:a></text:p>
      <text:p text:style-name="P75"/>
      <text:h text:style-name="P110" text:outline-level="1">Lesson 141 + 142 Assignment Display list of Recipes on Index Page</text:h>
      <text:p text:style-name="P78"/>
      <text:p text:style-name="P78"><text:a xlink:type="simple" xlink:href="https://github.com/roloje777/spring5-recipe-app/tree/my-lesson-141-assignment" text:style-name="Internet_20_link" text:visited-style-name="Visited_20_Internet_20_Link"><text:span text:style-name="T46">branch my-lesson-141-assignment</text:span></text:a></text:p>
      <text:p text:style-name="P78"/>
      <text:p text:style-name="P78">Display List of Recipes</text:p>
      <text:p text:style-name="P7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78">Tacos’ from www.simplyrecipes.com for source data</text:p>
      <text:p text:style-name="P78">• Add any needed Unit of Measures to data.sql</text:p>
      <text:p text:style-name="P78"><draw:frame draw:style-name="fr1" draw:name="Frame18" text:anchor-type="paragraph" svg:x="0.025cm" svg:y="0.4cm" svg:width="9.887cm" draw:z-index="55"><draw:text-box fo:min-height="3.757cm"><text:p text:style-name="Drawing"><draw:frame text:anchor-type="paragraph" draw:z-index="56" draw:name="Text Frame 16" draw:style-name="gr15" draw:text-style-name="P156" svg:width="9.886cm" svg:height="3.756cm" svg:x="0cm" svg:y="0cm"><draw:text-box><text:p text:style-name="P149"><text:span text:style-name="T71">INSERT INTO </text:span><text:span text:style-name="T72">unit_of_measure (description) </text:span><text:span text:style-name="T71">VALUES </text:span><text:span text:style-name="T72">(</text:span><text:span text:style-name="T73">'Each'</text:span><text:span text:style-name="T72">);</text:span><text:span text:style-name="T72"><text:line-break/></text:span><text:span text:style-name="T71">INSERT INTO </text:span><text:span text:style-name="T72">unit_of_measure (description) </text:span><text:span text:style-name="T71">VALUES </text:span><text:span text:style-name="T72">(</text:span><text:span text:style-name="T73">'Clove'</text:span><text:span text:style-name="T72">);</text:span></text:p></draw:text-box></draw:frame>Drawing <text:sequence text:ref-name="refDrawing13" text:name="Drawing" text:formula="ooow:Drawing+1" style:num-format="1">14</text:sequence>: data.sql</text:p></draw:text-box></draw:frame></text:p>
      <text:p text:style-name="P78"/>
      <text:p text:style-name="P78"/>
      <text:p text:style-name="P78"/>
      <text:p text:style-name="P78"/>
      <text:p text:style-name="P78"/>
      <text:p text:style-name="P78">• Use Bootstrap class to create recipes on startup</text:p>
      <text:p text:style-name="P78"><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78"/>
      <text:p text:style-name="P78"/>
      <text:p text:style-name="P78"/>
      <text:p text:style-name="P78"/>
      <text:p text:style-name="P78"/>
      <text:p text:style-name="P78"/>
      <text:p text:style-name="P78"/>
      <text:p text:style-name="P78"><draw:frame draw:style-name="fr1" draw:name="Frame21" text:anchor-type="paragraph" svg:x="-0.192cm" svg:y="0.392cm" svg:width="13.067cm" draw:z-index="63"><draw:text-box fo:min-height="3.127cm"><text:p text:style-name="Drawing"><draw:frame text:anchor-type="paragraph" draw:z-index="64" draw:name="Text Frame 20" draw:style-name="gr11" draw:text-style-name="P146" svg:width="13.066cm" svg:height="3.126cm" svg:x="0cm" svg:y="0cm"><draw:text-box><text:p text:style-name="P149"><text:span text:style-name="T63">// so it allows large strings</text:span><text:span text:style-name="T63"><text:line-break/></text:span><text:span text:style-name="T63">@Lob</text:span><text:span text:style-name="T63"><text:line-break/></text:span><text:span text:style-name="T63">private String directions;</text:span></text:p></draw:text-box></draw:frame>Drawing <text:sequence text:ref-name="refDrawing14" text:name="Drawing" text:formula="ooow:Drawing+1" style:num-format="1">15</text:sequence>: Recipe.java</text:p></draw:text-box></draw:frame><text:s text:c="2"/></text:p>
      <text:p text:style-name="P78"/>
      <text:p text:style-name="P78"/>
      <text:p text:style-name="P78"/>
      <text:p text:style-name="P78"/>
      <text:p text:style-name="P78"/>
      <text:p text:style-name="P80">Note – added @Lob to allow for very large String valeus in Database, as per Johns example</text:p>
      <text:p text:style-name="P78"><text:soft-page-break/></text:p>
      <text:p text:style-name="P78"/>
      <text:p text:style-name="P78"/>
      <text:p text:style-name="P78"/>
      <text:p text:style-name="P78"/>
      <text:p text:style-name="P78"/>
      <text:p text:style-name="P78"/>
      <text:p text:style-name="P78"/>
      <text:p text:style-name="P78"><draw:frame draw:style-name="fr1" draw:name="Frame19" text:anchor-type="paragraph" svg:x="0.439cm" svg:y="0.263cm" svg:width="16.383cm" draw:z-index="59"><draw:text-box fo:min-height="10.957cm"><text:p text:style-name="Drawing"><draw:frame text:anchor-type="paragraph" draw:z-index="60" draw:name="Text Frame 18" draw:style-name="gr13" draw:text-style-name="P154" svg:width="16.382cm" svg:height="10.956cm" svg:x="0cm" svg:y="0cm"><draw:text-box><text:p><text:span text:style-name="T70">@Component</text:span></text:p><text:p><text:span text:style-name="T70">public class DataLoader implements CommandLineRunner {</text:span></text:p><text:p><text:span text:style-name="T70"/></text:p><text:p><text:span text:style-name="T70">// add repository</text:span></text:p><text:p><text:span text:style-name="T70"/></text:p><text:p><text:span text:style-name="T70">...</text:span></text:p><text:p><text:span text:style-name="T70"><text:s/></text:span><text:span text:style-name="T70">private final RecipeRepository recipeRepository;</text:span></text:p><text:p><text:span text:style-name="T70"><text:s/></text:span><text:span text:style-name="T70">...</text:span></text:p><text:p><text:span text:style-name="T70"><text:s/></text:span></text:p><text:p><text:span text:style-name="T70"><text:s text:c="5"/></text:span><text:span text:style-name="T70">public DataLoader(CategoryRepository categoryRepository, UnitOfMeasureRepository unitOfMeasureRepository, RecipeRepository recipeRepository) {</text:span></text:p><text:p><text:span text:style-name="T70"><text:s text:c="8"/></text:span><text:span text:style-name="T70">this.categoryRepository = categoryRepository;</text:span></text:p><text:p><text:span text:style-name="T70"><text:s text:c="8"/></text:span><text:span text:style-name="T70">this.unitOfMeasureRepository = unitOfMeasureRepository;</text:span></text:p><text:p><text:span text:style-name="T70"><text:s text:c="8"/></text:span><text:span text:style-name="T70">this.recipeRepository = recipeRepository;</text:span></text:p><text:p><text:span text:style-name="T70"><text:s text:c="4"/></text:span><text:span text:style-name="T70">}</text:span></text:p><text:p><text:span text:style-name="T70"><text:s text:c="4"/></text:span><text:span text:style-name="T70">...</text:span></text:p><text:p><text:span text:style-name="T70"><text:s text:c="4"/></text:span><text:span text:style-name="T70">// load the data and save to repository</text:span></text:p><text:p><text:span text:style-name="T70"><text:s text:c="5"/></text:span><text:span text:style-name="T70">@Override</text:span></text:p><text:p><text:span text:style-name="T70"><text:s text:c="4"/></text:span><text:span text:style-name="T70">public void run(String... args) throws Exception {</text:span></text:p><text:p><text:span text:style-name="T70"><text:s text:c="8"/></text:span><text:span text:style-name="T70">// Perfect Guacamole</text:span></text:p><text:p><text:span text:style-name="T70"><text:s text:c="6"/></text:span><text:span text:style-name="T70">// <text:s/>Recipe perfectGuacamole = recipeRepository.save(new Recipe());</text:span></text:p><text:p><text:span text:style-name="T70"><text:s text:c="7"/></text:span><text:span text:style-name="T70">Recipe perfectGuacamole = new Recipe();</text:span></text:p><text:p><text:span text:style-name="T70"><text:s text:c="7"/></text:span><text:span text:style-name="T70">...</text:span></text:p><text:p><text:span text:style-name="T70"><text:s text:c="8"/></text:span><text:span text:style-name="T70">perfectGuacamole.setPrepTime(10);</text:span></text:p><text:p><text:span text:style-name="T70"><text:s text:c="8"/></text:span><text:span text:style-name="T70">...</text:span></text:p><text:p><text:span text:style-name="T70"><text:s text:c="9"/></text:span><text:span text:style-name="T70">// <text:s/>save to repository</text:span></text:p><text:p><text:span text:style-name="T70"><text:s text:c="8"/></text:span><text:span text:style-name="T70">perfectGuacamole = recipeRepository.save(perfectGuacamole);</text:span></text:p><text:p><text:span text:style-name="T70"><text:s text:c="6"/></text:span><text:span text:style-name="T70">...</text:span></text:p><text:p><text:span text:style-name="T70"><text:s text:c="6"/></text:span><text:span text:style-name="T70">}</text:span></text:p><text:p><text:span text:style-name="T70"><text:s text:c="4"/></text:span><text:span text:style-name="T70">}</text:span></text:p></draw:text-box></draw:frame>Drawing <text:sequence text:ref-name="refDrawing15" text:name="Drawing" text:formula="ooow:Drawing+1" style:num-format="1">16</text:sequence>: guru.springframework.bootstrap.DataLoader.jav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58" draw:name="Text Frame 17" draw:style-name="gr14" draw:text-style-name="P155" svg:width="17.192cm" svg:height="4.384cm" svg:x="0.385cm" svg:y="0.083cm"><draw:text-box><text:p><text:span text:style-name="T70">Both can be used for the same thing. ApplicationListener is part of Spring Framework, while CommandLineRunner is part of Spring Boot.</text:span></text:p><text:p><text:span text:style-name="T70"/></text:p><text:p><text:span text:style-name="T70">So if you have to work on a Spring Framework application without Spring Boot, you will have to use ApplicationListener.</text:span></text:p><text:p><text:span text:style-name="T70"/></text:p><text:p><text:span text:style-name="T70">When will we use ApplicationReadyEvent and when we use ContextRefreshedEvent?</text:span></text:p><text:p><text:span text:style-name="T70">Again, ContextRefreshedEvent is part of Spring Framework, while ApplicationReadyEvent is Spring Boot specific.</text:span></text:p><text:p><text:span text:style-name="T70"/></text:p><text:p><text:span text:style-name="T70">So if you want to keep your code generic and not tied to Spring Boot, go with ContextRefreshedEvent.</text:span></text:p><text:p><text:span text:style-name="T70"/></text:p><text:p><text:span text:style-name="T70"/></text:p><text:p><text:span text:style-name="T70"/></text:p></draw:text-box></draw:frame><text:s/></text:p>
      <text:p text:style-name="P78"/>
      <text:p text:style-name="P78"/>
      <text:p text:style-name="P78"/>
      <text:p text:style-name="P78"/>
      <text:p text:style-name="P78"/>
      <text:p text:style-name="P59">Note John used the ApplicationListener while I used the CommandLineRunner</text:p>
      <text:p text:style-name="P78"/>
      <text:p text:style-name="P78"><text:soft-page-break/></text:p>
      <text:p text:style-name="P78"/>
      <text:p text:style-name="P78"/>
      <text:p text:style-name="P78">• Create Service to return recipe list to controller</text:p>
      <text:p text:style-name="P78"><draw:frame draw:style-name="fr1" draw:name="Frame20" text:anchor-type="paragraph" svg:x="0.152cm" svg:y="0.446cm" svg:width="15.342cm" draw:z-index="61"><draw:text-box fo:min-height="7.306cm"><text:p text:style-name="Drawing"><draw:frame text:anchor-type="paragraph" draw:z-index="62" draw:name="Text Frame 19" draw:style-name="gr12" draw:text-style-name="P154" svg:width="15.341cm" svg:height="7.305cm" svg:x="0cm" svg:y="0cm"><draw:text-box><text:p><text:span text:style-name="T70">public interface RecipeService {</text:span></text:p><text:p><text:span text:style-name="T70"/></text:p><text:p><text:span text:style-name="T70"><text:s text:c="4"/></text:span><text:span text:style-name="T70">public List&lt;Recipe&gt; getRecipes();</text:span></text:p><text:p><text:span text:style-name="T70">}</text:span></text:p><text:p><text:span text:style-name="T70"/></text:p><text:p><text:span text:style-name="T70">@Service</text:span></text:p><text:p><text:span text:style-name="T70">public class RecipeServiceImpl implements RecipeService {</text:span></text:p><text:p><text:span text:style-name="T70"><text:s text:c="4"/></text:span><text:span text:style-name="T70">private final RecipeRepository recipeRepository;</text:span></text:p><text:p><text:span text:style-name="T70"/></text:p><text:p><text:span text:style-name="T70"><text:s text:c="4"/></text:span><text:span text:style-name="T70">public RecipeServiceImpl(RecipeRepository recipeRepository) {</text:span></text:p><text:p><text:span text:style-name="T70"><text:s text:c="8"/></text:span><text:span text:style-name="T70">this.recipeRepository = recipeRepository;</text:span></text:p><text:p><text:span text:style-name="T70"><text:s text:c="4"/></text:span><text:span text:style-name="T70">}</text:span></text:p><text:p><text:span text:style-name="T70"/></text:p><text:p><text:span text:style-name="T70"><text:s text:c="4"/></text:span><text:span text:style-name="T70">public List&lt;Recipe&gt; getRecipes(){</text:span></text:p><text:p><text:span text:style-name="T70"/></text:p><text:p><text:span text:style-name="T70"><text:s text:c="8"/></text:span><text:span text:style-name="T70">List&lt;Recipe&gt; list = new ArrayList&lt;&gt;();</text:span></text:p><text:p><text:span text:style-name="T70"><text:s text:c="8"/></text:span><text:span text:style-name="T70">recipeRepository.findAll().forEach(list::add);</text:span></text:p><text:p><text:span text:style-name="T70"><text:s text:c="8"/></text:span><text:span text:style-name="T70">return list;</text:span></text:p><text:p><text:span text:style-name="T70"><text:s text:c="4"/></text:span><text:span text:style-name="T70">}</text:span></text:p><text:p><text:span text:style-name="T70">}</text:span></text:p></draw:text-box></draw:frame>Drawing <text:sequence text:ref-name="refDrawing16" text:name="Drawing" text:formula="ooow:Drawing+1" style:num-format="1">17</text:sequence>: Service layer</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0" draw:text-style-name="P153" svg:width="15.149cm" svg:height="10.688cm" svg:x="0cm" svg:y="0cm"><draw:text-box><text:p text:style-name="P149"><text:span text:style-name="T63">@Controller</text:span><text:span text:style-name="T63"><text:line-break/></text:span><text:span text:style-name="T63">public class IndexController {</text:span><text:span text:style-name="T63"><text:line-break/></text:span><text:span text:style-name="T63"><text:line-break/></text:span><text:span text:style-name="T63"> <text:s text:c="3"/>private CategoryRepository categoryRepository;</text:span><text:span text:style-name="T63"><text:line-break/></text:span><text:span text:style-name="T63"> <text:s text:c="3"/>private UnitOfMeasureRepository unitOfMeasureRepository;</text:span><text:span text:style-name="T63"><text:line-break/></text:span><text:span text:style-name="T63"><text:line-break/></text:span><text:span text:style-name="T63"> <text:s text:c="2"/></text:span><text:span text:style-name="T68"><text:s/>private RecipeService recipeService;</text:span><text:span text:style-name="T63"><text:line-break/></text:span><text:span text:style-name="T63"><text:line-break/></text:span><text:span text:style-name="T63"> <text:s text:c="3"/>public IndexController(CategoryRepository categoryRepository,</text:span><text:span text:style-name="T63"><text:line-break/></text:span><text:span text:style-name="T63"> <text:s text:c="26"/>UnitOfMeasureRepository unitOfMeasureRepository,</text:span><text:span text:style-name="T63"><text:line-break/></text:span><text:span text:style-name="T63"> <text:s text:c="26"/></text:span><text:span text:style-name="T68">RecipeServiceImpl recipeService</text:span><text:span text:style-name="T63"><text:line-break/></text:span><text:span text:style-name="T63"> <text:s text:c="26"/>) {</text:span><text:span text:style-name="T63"><text:line-break/></text:span><text:span text:style-name="T63"> <text:s text:c="7"/>this.categoryRepository = categoryRepository;</text:span><text:span text:style-name="T63"><text:line-break/></text:span><text:span text:style-name="T63"> <text:s text:c="7"/>this.unitOfMeasureRepository = unitOfMeasureRepository;</text:span><text:span text:style-name="T63"><text:line-break/></text:span><text:span text:style-name="T63"> <text:s text:c="7"/></text:span><text:span text:style-name="T68">this.recipeService = recipeService;</text:span><text:span text:style-name="T68"><text:line-break/></text:span><text:span text:style-name="T68"> <text:s text:c="2"/></text:span><text:span text:style-name="T65"><text:s/>}</text:span></text:p><text:p text:style-name="P149"><text:span text:style-name="T63"/></text:p><text:p text:style-name="P149"><text:span text:style-name="T63">@RequestMapping({"","/","/index"})</text:span><text:span text:style-name="T63"><text:line-break/></text:span><text:span text:style-name="T63">public String getIndexPage(</text:span><text:span text:style-name="T68">Model model</text:span><text:span text:style-name="T63">){</text:span></text:p><text:p text:style-name="P149"><text:span text:style-name="T63">…</text:span></text:p><text:p text:style-name="P149"><text:span text:style-name="T63"><text:s text:c="2"/></text:span><text:span text:style-name="T68">model.addAttribute("recipes",recipeService.getRecipes());</text:span><text:span text:style-name="T68"><text:line-break/></text:span><text:span text:style-name="T63"><text:line-break/></text:span><text:span text:style-name="T63"> <text:s text:c="3"/>return "index";</text:span><text:span text:style-name="T63"><text:line-break/></text:span><text:span text:style-name="T63"><text:line-break/></text:span><text:span text:style-name="T63">}</text:span></text:p><text:p text:style-name="P149"><text:span text:style-name="T63"><text:s text:c="2"/></text:span></text:p></draw:text-box></draw:frame>Drawing <text:sequence text:ref-name="refDrawing17" text:name="Drawing" text:formula="ooow:Drawing+1" style:num-format="1">18</text:sequence>: IndexController</text:p></draw:text-box></draw:frame><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text:s text:c="42"/></text:p>
      <text:p text:style-name="P78"/>
      <text:p text:style-name="P78"><draw:frame draw:style-name="fr4"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7"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78"/>
      <text:p text:style-name="P78"><text:a xlink:type="simple" xlink:href="https://github.com/roloje777/spring5-recipe-app/commit/01a6d1bb1c0ebe9a07a269c625c1d2c5f8f636f9" text:style-name="Internet_20_link" text:visited-style-name="Visited_20_Internet_20_Link"><text:span text:style-name="T47">see changes here</text:span></text:a></text:p>
      <text:p text:style-name="P78"/>
      <text:p text:style-name="P79"/>
      <text:p text:style-name="P78"/>
      <text:p text:style-name="P78"/>
      <text:p text:style-name="P78"><draw:frame draw:style-name="fr1" draw:name="Frame23" text:anchor-type="paragraph" svg:x="-0.055cm" svg:y="1.304cm" svg:width="12.587cm" draw:z-index="67"><draw:text-box fo:min-height="9.867cm"><text:p text:style-name="Drawing"><draw:frame text:anchor-type="paragraph" draw:z-index="68" draw:name="Text Frame 22" draw:style-name="gr9" draw:text-style-name="P152" svg:width="12.586cm" svg:height="9.866cm" svg:x="0cm" svg:y="0cm"><draw:text-box><text:p text:style-name="P149"><text:span text:style-name="T65">&lt;!DOCTYPE html&gt;</text:span><text:span text:style-name="T65"><text:line-break/></text:span><text:span text:style-name="T65">&lt;html lang="en" </text:span><text:span text:style-name="T68">xmlns:th="http://www.thymeleaf.org</text:span><text:span text:style-name="T65">"&gt;</text:span><text:span text:style-name="T65"><text:line-break/></text:span><text:span text:style-name="T65">&lt;head&gt;</text:span><text:span text:style-name="T65"><text:line-break/></text:span><text:span text:style-name="T65"> <text:s text:c="3"/>&lt;meta charset="UTF-8"/&gt;</text:span><text:span text:style-name="T65"><text:line-break/></text:span><text:span text:style-name="T65"> <text:s text:c="3"/>&lt;title&gt;Recipe Home&lt;/title&gt;</text:span><text:span text:style-name="T65"><text:line-break/></text:span><text:span text:style-name="T65">&lt;/head&gt;</text:span><text:span text:style-name="T65"><text:line-break/></text:span><text:span text:style-name="T65">&lt;body&gt;</text:span><text:span text:style-name="T65"><text:line-break/></text:span><text:span text:style-name="T65">&lt;h1&gt;My Recipes&lt;/h1&gt;</text:span><text:span text:style-name="T65"><text:line-break/></text:span><text:span text:style-name="T65"><text:line-break/></text:span><text:span text:style-name="T65">&lt;table&gt;</text:span><text:span text:style-name="T65"><text:line-break/></text:span><text:span text:style-name="T65"> <text:s text:c="3"/>&lt;tr&gt;</text:span><text:span text:style-name="T65"><text:line-break/></text:span><text:span text:style-name="T65"> <text:s text:c="7"/>&lt;th&gt;ID&lt;/th&gt;</text:span><text:span text:style-name="T65"><text:line-break/></text:span><text:span text:style-name="T65"> <text:s text:c="7"/>&lt;th&gt;Description&lt;/th&gt;</text:span><text:span text:style-name="T65"><text:line-break/></text:span><text:span text:style-name="T65"> <text:s text:c="3"/>&lt;/tr&gt;</text:span><text:span text:style-name="T65"><text:line-break/></text:span><text:span text:style-name="T65"> <text:s text:c="3"/></text:span><text:span text:style-name="T68">&lt;tr th:each="recipe : ${</text:span><text:span text:style-name="T69">recipes</text:span><text:span text:style-name="T68">}"&gt;</text:span><text:span text:style-name="T68"><text:line-break/></text:span><text:span text:style-name="T68"> <text:s text:c="7"/>&lt;td th:text="${recipe.id}"&gt;123&lt;/td&gt;</text:span><text:span text:style-name="T68"><text:line-break/></text:span><text:span text:style-name="T68"> <text:s text:c="7"/>&lt;td th:text="${recipe.description}"&gt;description&lt;/td&gt;</text:span><text:span text:style-name="T68"><text:line-break/></text:span><text:span text:style-name="T68"> <text:s text:c="7"/>&lt;td th:text="${recipe.categories}"&gt;category&lt;/td&gt;</text:span><text:span text:style-name="T65"><text:line-break/></text:span><text:span text:style-name="T65"> <text:s text:c="3"/>&lt;/tr&gt;</text:span><text:span text:style-name="T65"><text:line-break/></text:span><text:span text:style-name="T65"><text:line-break/></text:span><text:span text:style-name="T65">&lt;/table&gt;</text:span><text:span text:style-name="T65"><text:line-break/></text:span><text:span text:style-name="T65">&lt;/body&gt;</text:span><text:span text:style-name="T65"><text:line-break/></text:span><text:span text:style-name="T65"><text:line-break/></text:span><text:span text:style-name="T65">&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11" text:outline-level="1">Lesson 143 – Using setters for JPA bi-directional relations ships</text:h>
      <text:p text:style-name="P82"/>
      <text:p text:style-name="P85"><text:a xlink:type="simple" xlink:href="https://github.com/roloje777/spring5-recipe-app/tree/using-setters-on-pojo" text:style-name="Internet_20_link" text:visited-style-name="Visited_20_Internet_20_Link"><text:span text:style-name="T50">Using_setters-on-pojo</text:span></text:a></text:p>
      <text:p text:style-name="P82"/>
      <text:p text:style-name="P82"><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2"/>
      <text:p text:style-name="P82"/>
      <text:p text:style-name="P82"/>
      <text:p text:style-name="P82"/>
      <text:p text:style-name="P82"/>
      <text:p text:style-name="P82"/>
      <text:p text:style-name="P82"/>
      <text:p text:style-name="P82"/>
      <text:p text:style-name="P82"><draw:frame draw:style-name="fr2" draw:name="Frame25" text:anchor-type="char" svg:width="13.732cm" draw:z-index="73"><draw:text-box fo:min-height="5.503cm"><text:p text:style-name="Figure"><draw:frame draw:style-name="fr7"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2"/>
      <text:p text:style-name="P82"/>
      <text:p text:style-name="P82"/>
      <text:p text:style-name="P82"/>
      <text:p text:style-name="P82"/>
      <text:p text:style-name="P82"/>
      <text:p text:style-name="P82"/>
      <text:p text:style-name="P82"/>
      <text:p text:style-name="P81">Asone can see, in a bi-directional relationship we have to set up both relationships data.</text:p>
      <text:p text:style-name="P81">This can be problamatic as we may forget to set up both sides.</text:p>
      <text:p text:style-name="P81"/>
      <text:p text:style-name="P81">A better way is to set up the one side, só that it then automatically sets up the other entity.</text:p>
      <text:p text:style-name="P81"><text:s text:c="14"/></text:p>
      <text:p text:style-name="P81"><text:s text:c="3"/></text:p>
      <text:p text:style-name="P81"/>
      <text:p text:style-name="P81"/>
      <text:p text:style-name="P81"><text:soft-page-break/></text:p>
      <text:p text:style-name="P81"/>
      <text:p text:style-name="P81"><text:s text:c="22"/></text:p>
      <text:p text:style-name="P81"><draw:frame draw:style-name="fr1" draw:name="Frame26" text:anchor-type="paragraph" svg:x="0.494cm" svg:y="0.633cm" svg:width="11.188cm" draw:z-index="75"><draw:text-box fo:min-height="4.113cm"><text:p text:style-name="Drawing"><draw:frame text:anchor-type="paragraph" draw:z-index="76" draw:name="Text Frame 23" draw:style-name="gr8" draw:text-style-name="P151" svg:width="11.187cm" svg:height="4.112cm" svg:x="0cm" svg:y="0cm"><draw:text-box><text:p text:style-name="P149"><text:span text:style-name="T65">public Notes getNotes() {</text:span><text:span text:style-name="T65"><text:line-break/></text:span><text:span text:style-name="T65"> <text:s text:c="3"/>return notes;</text:span><text:span text:style-name="T65"><text:line-break/></text:span><text:span text:style-name="T65">}</text:span><text:span text:style-name="T65"><text:line-break/></text:span><text:span text:style-name="T65"><text:line-break/></text:span><text:span text:style-name="T65">public void setNotes(Notes notes) {</text:span><text:span text:style-name="T65"><text:line-break/></text:span><text:span text:style-name="T65"><text:line-break/></text:span><text:span text:style-name="T65"> <text:s text:c="3"/>this.notes = notes;</text:span><text:span text:style-name="T65"><text:line-break/></text:span><text:span text:style-name="T65"> <text:s text:c="3"/>notes.setRecipe(this); // added for bi-directional update from one location</text:span><text:span text:style-name="T65"><text:line-break/></text:span><text:span text:style-name="T65">}</text:span></text:p></draw:text-box></draw:frame>Drawing <text:sequence text:ref-name="refDrawing19" text:name="Drawing" text:formula="ooow:Drawing+1" style:num-format="1">20</text:sequence>: Recipe.java</text:p></draw:text-box></draw:frame></text:p>
      <text:p text:style-name="P81"/>
      <text:p text:style-name="P81"/>
      <text:p text:style-name="P81"/>
      <text:p text:style-name="P81"/>
      <text:p text:style-name="P81"/>
      <text:p text:style-name="P81"/>
      <text:p text:style-name="P81"/>
      <text:p text:style-name="P83">We change then SetNotes só that when we update Recipe pojo, it then updates the Notes pojo.</text:p>
      <text:p text:style-name="P83"/>
      <text:p text:style-name="P83"><draw:frame draw:style-name="fr1" draw:name="Frame27" text:anchor-type="paragraph" svg:x="0.083cm" svg:y="0.524cm" svg:width="12.051cm" draw:z-index="77"><draw:text-box fo:min-height="9.213cm"><text:p text:style-name="Drawing"><draw:frame text:anchor-type="paragraph" draw:z-index="78" draw:name="Text Frame 24" draw:style-name="gr7" draw:text-style-name="P151" svg:width="12.05cm" svg:height="9.212cm" svg:x="0cm" svg:y="0cm"><draw:text-box><text:p text:style-name="P149"><text:span text:style-name="T66"><text:s/></text:span><text:span text:style-name="T66">...</text:span></text:p><text:p text:style-name="P149"><text:span text:style-name="T65"/></text:p><text:p text:style-name="P149"><text:span text:style-name="T65">/*</text:span><text:span text:style-name="T65"><text:line-break/></text:span><text:span text:style-name="T65"> <text:s text:c="4"/>setNotes no longer needed to be called</text:span><text:span text:style-name="T65"><text:line-break/></text:span><text:span text:style-name="T65"><text:line-break/></text:span><text:span text:style-name="T65"> <text:s text:c="2"/>*/</text:span><text:span text:style-name="T65"><text:line-break/></text:span><text:span text:style-name="T65">// notes.setRecipe(perfectGuacamole);</text:span><text:span text:style-name="T65"><text:line-break/></text:span><text:span text:style-name="T65"> <text:s/>perfectGuacamole.setNotes(notes);</text:span></text:p><text:p text:style-name="P149"><text:span text:style-name="T65">…</text:span></text:p><text:p text:style-name="P149"><text:span text:style-name="T65"/></text:p><text:p text:style-name="P149"><text:span text:style-name="T65"><text:s/></text:span><text:span text:style-name="T65">//set Notes</text:span><text:span text:style-name="T65"><text:line-break/></text:span><text:span text:style-name="T65"> notes = new Notes();</text:span><text:span text:style-name="T65"><text:line-break/></text:span><text:span text:style-name="T65"> notes.setRecipeNotes("The ancho chiles I use in the marinade are named for their wide shape.");</text:span><text:span text:style-name="T65"><text:line-break/></text:span><text:span text:style-name="T65"><text:line-break/></text:span><text:span text:style-name="T65"> /*</text:span><text:span text:style-name="T65"><text:line-break/></text:span><text:span text:style-name="T65"> <text:s text:c="3"/>notes no longer needed to be called</text:span><text:span text:style-name="T65"><text:line-break/></text:span><text:span text:style-name="T65"> <text:s/>*/</text:span><text:span text:style-name="T65"><text:line-break/></text:span><text:span text:style-name="T65">// notes.setRecipe(chicken);</text:span><text:span text:style-name="T65"><text:line-break/></text:span><text:span text:style-name="T65"> chicken.setNotes(notes);</text:span></text:p></draw:text-box></draw:frame>Drawing <text:sequence text:ref-name="refDrawing20" text:name="Drawing" text:formula="ooow:Drawing+1" style:num-format="1">21</text:sequence>: DataLoader.java</text:p></draw:text-box></draw:frame><text:s text:c="177"/></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60">Now I did some refactoring by adding a untility method in Recipe addIngredients() <text:span text:style-name="T48">and initialized the Hashset when the classes object is created.</text:span></text:p>
      <text:p text:style-name="P60">No that the ingredients are updated from a call to recipe</text:p>
      <text:p text:style-name="P60"><draw:frame draw:style-name="fr1" draw:name="Frame28" text:anchor-type="paragraph" svg:x="-0.212cm" svg:y="0.697cm" svg:width="12.846cm" draw:z-index="79"><draw:text-box fo:min-height="4.306cm"><text:p text:style-name="Drawing"><draw:frame text:anchor-type="paragraph" draw:z-index="80" draw:name="Text Frame 25" draw:style-name="gr6" draw:text-style-name="P152" svg:width="12.845cm" svg:height="5.756cm" svg:x="0cm" svg:y="-1cm"><draw:text-box><text:p text:style-name="P149"><text:span text:style-name="T65">@OneToMany(cascade = CascadeType.</text:span><text:span text:style-name="T67">ALL</text:span><text:span text:style-name="T65">, mappedBy = "recipe")</text:span><text:span text:style-name="T65"><text:line-break/></text:span><text:span text:style-name="T65">private Set&lt;Ingredient&gt; ingredients = new HashSet&lt;&gt;(); // added so that I don't have to create object outside class</text:span></text:p><text:p text:style-name="P149"><text:span text:style-name="T65"/></text:p><text:p text:style-name="P149"><text:span text:style-name="T65"/></text:p><text:p text:style-name="P149"><text:span text:style-name="T65">/*</text:span><text:span text:style-name="T65"><text:line-break/></text:span><text:span text:style-name="T65"> <text:s text:c="2"/>Utility method added so One can add ingredients from the recipe jojo</text:span><text:span text:style-name="T65"><text:line-break/></text:span><text:span text:style-name="T65"> <text:s text:c="2"/>instead in the ingriendient pojo</text:span><text:span text:style-name="T65"><text:line-break/></text:span><text:span text:style-name="T65"> */</text:span><text:span text:style-name="T65"><text:line-break/></text:span><text:span text:style-name="T65">public Recipe addIngredient(Ingredient ingredient){</text:span><text:span text:style-name="T65"><text:line-break/></text:span><text:span text:style-name="T65"> <text:s text:c="3"/>ingredient.setRecipe(this);</text:span><text:span text:style-name="T65"><text:line-break/></text:span><text:span text:style-name="T65"> <text:s text:c="3"/>this.ingredients.add(ingredient);</text:span><text:span text:style-name="T65"><text:line-break/></text:span><text:span text:style-name="T65"> <text:s text:c="3"/>return this;</text:span><text:span text:style-name="T65"><text:line-break/></text:span><text:span text:style-name="T65">}</text:span></text:p></draw:text-box></draw:frame>Drawing <text:sequence text:ref-name="refDrawing21" text:name="Drawing" text:formula="ooow:Drawing+1" style:num-format="1">22</text:sequence>: Recipe.java</text:p></draw:text-box></draw:frame><text:s text:c="2"/></text:p>
      <text:p text:style-name="P60"/>
      <text:p text:style-name="P60"/>
      <text:p text:style-name="P60"/>
      <text:p text:style-name="P60"/>
      <text:p text:style-name="P60"/>
      <text:p text:style-name="P60"/>
      <text:p text:style-name="P43"/>
      <text:p text:style-name="P43"/>
      <text:p text:style-name="P43"/>
      <text:p text:style-name="P43"/>
      <text:p text:style-name="P43"/>
      <text:p text:style-name="P44"><draw:frame draw:style-name="fr1" draw:name="Frame29" text:anchor-type="paragraph" svg:x="-0.074cm" svg:y="0.732cm" svg:width="12.839cm" draw:z-index="81"><draw:text-box fo:min-height="9.456cm"><text:p text:style-name="Drawing"><draw:frame text:anchor-type="paragraph" draw:z-index="82" draw:name="Text Frame 26" draw:style-name="gr5" draw:text-style-name="P151" svg:width="12.831cm" svg:height="9.455cm" svg:x="0.004cm" svg:y="0cm"><draw:text-box><text:p text:style-name="P149"><text:span text:style-name="T66"/></text:p><text:p text:style-name="P149"><text:span text:style-name="T66">...</text:span><text:span text:style-name="T66"><text:line-break/></text:span><text:span text:style-name="T66"> <text:s text:c="7"/></text:span><text:span text:style-name="T65">// refactored to make use the addIngrients untlity method</text:span><text:span text:style-name="T65"><text:line-break/></text:span><text:span text:style-name="T65"> <text:s text:c="5"/>addIngredient(0.25,"kosher salt, plus more to taste","Teaspoon",perfectGuacamole);</text:span><text:span text:style-name="T65"><text:line-break/></text:span><text:span text:style-name="T65"> <text:s text:c="5"/>addIngredient(1,"fresh lime or lemon juice","Tablespoon",perfectGuacamole);</text:span></text:p><text:p text:style-name="P149"><text:span text:style-name="T65"/></text:p><text:p text:style-name="P149"><text:span text:style-name="T65">…</text:span></text:p><text:p text:style-name="P149"><text:span text:style-name="T65">private void addIngredient(double d, String description, String uom, Recipe recipe){</text:span><text:span text:style-name="T65"><text:line-break/></text:span><text:span text:style-name="T65"> <text:s text:c="3"/>Ingredient ingredient = new Ingredient();</text:span><text:span text:style-name="T65"><text:line-break/></text:span><text:span text:style-name="T65"> <text:s text:c="3"/>ingredient.setAmount(new BigDecimal(d));</text:span><text:span text:style-name="T65"><text:line-break/></text:span><text:span text:style-name="T65"> <text:s text:c="3"/>ingredient.setDescription(description);</text:span><text:span text:style-name="T65"><text:line-break/></text:span><text:span text:style-name="T65"> <text:s text:c="3"/>//ingredient.setUom(unitOfMeasureRepository.findByDescription(uom).get());</text:span><text:span text:style-name="T65"><text:line-break/></text:span><text:span text:style-name="T65"> <text:s text:c="3"/>unitOfMeasureRepository.findByDescription(uom).ifPresent(u -&gt; ingredient.setUom(u));</text:span><text:span text:style-name="T65"><text:line-break/></text:span><text:span text:style-name="T65"> <text:s text:c="3"/>recipe.addIngredient(ingredient); // calls utilty method</text:span><text:span text:style-name="T65"><text:line-break/></text:span><text:span text:style-name="T65"><text:line-break/></text:span><text:span text:style-name="T65"><text:line-break/></text:span><text:span text:style-name="T65">}</text:span></text:p></draw:text-box></draw:frame>Drawing <text:sequence text:ref-name="refDrawing22" text:name="Drawing" text:formula="ooow:Drawing+1" style:num-format="1">23</text:sequence>: DataLoader.java</text:p></draw:text-box></draw:frame>Now I populate the ingriende<text:span text:style-name="T48">n</text:span>ts using the following ion the DataLoader <text:s text:c="15"/></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6"><text:a xlink:type="simple" xlink:href="https://github.com/roloje777/spring5-recipe-app/commit/c3688f73f7bb6a9b2b5a39b7d425a91337dc3497" text:style-name="Internet_20_link" text:visited-style-name="Visited_20_Internet_20_Link"><text:span text:style-name="T49">See changes here</text:span></text:a></text:p>
      <text:p text:style-name="P44"/>
      <text:p text:style-name="P60"><text:soft-page-break/></text:p>
      <text:h text:style-name="P112" text:outline-level="1">Section <text:span text:style-name="T52">9 Project Lombok</text:span></text:h>
      <text:p text:style-name="P45"/>
      <text:h text:style-name="P113" text:outline-level="1">Lesson 162 – Adding Project Lombok and IDE Configuration</text:h>
      <text:p text:style-name="P88"><text:a xlink:type="simple" xlink:href="../../../../Section9_ProjectLombok/OverviewOfLombok.pdf" text:style-name="Internet_20_link" text:visited-style-name="Visited_20_Internet_20_Link"><text:span text:style-name="T52">Notes on Lombok</text:span></text:a></text:p>
      <text:p text:style-name="P88"/>
      <text:p text:style-name="P87">Here I’ll add the lombok dependencies to the pom file and to the setting of the IDE addons.</text:p>
      <text:p text:style-name="P87"/>
      <text:p text:style-name="P87"><draw:frame draw:style-name="fr6" draw:name="Image21" text:anchor-type="char" svg:width="11.264cm" svg:height="7.858cm" draw:z-index="83"><draw:image xlink:href="Pictures/10000001000003F4000002C2B7A7F97BF09E5583.png" xlink:type="simple" xlink:show="embed" xlink:actuate="onLoad" draw:mime-type="image/png"/></draw:frame><text:s text:c="3"/></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84" draw:name="Text Frame 27" draw:style-name="gr4" draw:text-style-name="P150"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87"/>
      <text:p text:style-name="P87"/>
      <text:p text:style-name="P87"/>
      <text:p text:style-name="P87"/>
      <text:p text:style-name="P88"><text:a xlink:type="simple" xlink:href="https://github.com/roloje777/spring5-recipe-app/commit/98bf4e7e230fea5f5982f68cefd1815b32d300da" text:style-name="Internet_20_link" text:visited-style-name="Visited_20_Internet_20_Link"><text:span text:style-name="T53">See changes here</text:span></text:a></text:p>
      <text:p text:style-name="P88"/>
      <text:h text:style-name="P114" text:outline-level="1">Lesson 163 Using Project Lombok</text:h>
      <text:p text:style-name="P90"/>
      <text:p text:style-name="P90"><text:a xlink:type="simple" xlink:href="https://github.com/roloje777/spring5-recipe-app/tree/adding-project-lombok" text:style-name="Internet_20_link" text:visited-style-name="Visited_20_Internet_20_Link"><text:span text:style-name="T54">adding-project-lombok</text:span></text:a></text:p>
      <text:p text:style-name="P89">Here we use the @Data to automate the getters,setters etc</text:p>
      <text:p text:style-name="P89">Note that if there are constructors or getters and setters, lombok will not override those.</text:p>
      <text:p text:style-name="P89">So it is mainly used for the auto get=neration or “boiler plate” code.</text:p>
      <text:p text:style-name="P89">• @Data</text:p>
      <text:p text:style-name="P89">• Generates typical boilerplate code for POJOs</text:p>
      <text:p text:style-name="P89">• Combines - @Getter, @Setter, @ToString, @EqualsAndHashCode, @RequiredArgsConstructor</text:p>
      <text:p text:style-name="P89">• No constructor is generated if constructors have been explicitly declared.</text:p>
      <text:p text:style-name="P89"/>
      <text:p text:style-name="P89"><draw:frame draw:style-name="fr5"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9"/>
      <text:p text:style-name="P89"/>
      <text:p text:style-name="P89"/>
      <text:p text:style-name="P89"/>
      <text:p text:style-name="P89"/>
      <text:p text:style-name="P89"/>
      <text:p text:style-name="P89"/>
      <text:p text:style-name="P89"/>
      <text:p text:style-name="P91">Next I add a Logger using slf4logger provided by lombok</text:p>
      <text:p text:style-name="P91">• @Log - Creates a Java util logger - Java util loggers are awful</text:p>
      <text:p text:style-name="P91">• @Slf4j - Creates a SLF4J logger.</text:p>
      <text:p text:style-name="P91">• Recommended - SLF4J is a generic logging facade</text:p>
      <text:p text:style-name="P91">• Spring Boot’s default logger is LogBack</text:p>
      <text:p text:style-name="P91"/>
      <text:p text:style-name="P92"/>
      <text:p text:style-name="P91"><draw:frame text:anchor-type="paragraph" draw:z-index="86" draw:name="Text Frame 28" draw:style-name="gr3" draw:text-style-name="P146" svg:width="13.08cm" svg:height="12.743cm" svg:x="0.411cm" svg:y="0.097cm"><draw:text-box><text:p text:style-name="P149"><text:span text:style-name="T63">package guru.springframework.service;</text:span><text:span text:style-name="T63"><text:line-break/></text:span><text:span text:style-name="T63"><text:line-break/></text:span><text:span text:style-name="T63">import guru.springframework.domain.Recipe;</text:span><text:span text:style-name="T63"><text:line-break/></text:span><text:span text:style-name="T63">import guru.springframework.repositories.RecipeRepository;</text:span><text:span text:style-name="T63"><text:line-break/></text:span><text:span text:style-name="T63">import lombok.extern.slf4j.Slf4j;</text:span><text:span text:style-name="T63"><text:line-break/></text:span><text:span text:style-name="T63">import org.springframework.stereotype.Service;</text:span><text:span text:style-name="T63"><text:line-break/></text:span><text:span text:style-name="T63"><text:line-break/></text:span><text:span text:style-name="T63">import java.util.ArrayList;</text:span><text:span text:style-name="T63"><text:line-break/></text:span><text:span text:style-name="T63">import java.util.List;</text:span><text:span text:style-name="T63"><text:line-break/></text:span><text:span text:style-name="T63"><text:line-break/></text:span><text:span text:style-name="T63">/*</text:span><text:span text:style-name="T63"><text:line-break/></text:span><text:span text:style-name="T63">• @Log - Creates a Java util logger - Java util loggers are awful</text:span><text:span text:style-name="T63"><text:line-break/></text:span><text:span text:style-name="T63">• @Slf4j - Creates a</text:span><text:span text:style-name="T63"><text:line-break/></text:span><text:span text:style-name="T63"> */</text:span><text:span text:style-name="T63"><text:line-break/></text:span><text:span text:style-name="T63">@Slf4j</text:span><text:span text:style-name="T63"><text:line-break/></text:span><text:span text:style-name="T63">@Service</text:span><text:span text:style-name="T63"><text:line-break/></text:span><text:span text:style-name="T63">public class RecipeServiceImpl implements RecipeService {</text:span><text:span text:style-name="T63"><text:line-break/></text:span><text:span text:style-name="T63"> <text:s text:c="3"/>private final RecipeRepository recipeRepository;</text:span><text:span text:style-name="T63"><text:line-break/></text:span><text:span text:style-name="T63"><text:line-break/></text:span><text:span text:style-name="T63"> <text:s text:c="3"/>public RecipeServiceImpl(RecipeRepository recipeRepository) {</text:span><text:span text:style-name="T63"><text:line-break/></text:span><text:span text:style-name="T63"> <text:s text:c="7"/>this.recipeRepository = recipeRepository;</text:span><text:span text:style-name="T63"><text:line-break/></text:span><text:span text:style-name="T63"> <text:s text:c="3"/>}</text:span><text:span text:style-name="T63"><text:line-break/></text:span><text:span text:style-name="T63"><text:line-break/></text:span><text:span text:style-name="T63"> <text:s text:c="3"/>public List&lt;Recipe&gt; getRecipes(){</text:span><text:span text:style-name="T63"><text:line-break/></text:span><text:span text:style-name="T63"> <text:s text:c="7"/></text:span><text:span text:style-name="T64">log</text:span><text:span text:style-name="T63">.debug("I'm in the service");</text:span><text:span text:style-name="T63"><text:line-break/></text:span><text:span text:style-name="T63"> <text:s text:c="7"/>List&lt;Recipe&gt; list = new ArrayList&lt;&gt;();</text:span><text:span text:style-name="T63"><text:line-break/></text:span><text:span text:style-name="T63"> <text:s text:c="7"/>recipeRepository.findAll().forEach(list::add);</text:span><text:span text:style-name="T63"><text:line-break/></text:span><text:span text:style-name="T63"> <text:s text:c="7"/>return list;</text:span><text:span text:style-name="T63"><text:line-break/></text:span><text:span text:style-name="T63"> <text:s text:c="3"/>}</text:span><text:span text:style-name="T63"><text:line-break/></text:span><text:span text:style-name="T63">}</text:span><text:span text:style-name="T63"><text:line-break/></text:span><text:span text:style-name="T63"/></text:p></draw:text-box></draw:frame><text:s text:c="3"/></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text:a xlink:type="simple" xlink:href="https://github.com/roloje777/spring5-recipe-app/commit/7587a64cb08169ffb200513f0e86446ae4f71e1a" text:style-name="Internet_20_link" text:visited-style-name="Visited_20_Internet_20_Link"><text:span text:style-name="T54">See changes here</text:span></text:a></text:p>
      <text:p text:style-name="P94"/>
      <text:h text:style-name="P115" text:outline-level="1">Lesson 165 – Refactor to Project Lombok</text:h>
      <text:p text:style-name="P95"/>
      <text:p text:style-name="P95"><text:a xlink:type="simple" xlink:href="https://github.com/roloje777/spring5-recipe-app/tree/refactor-for-project-lombok" text:style-name="Internet_20_link" text:visited-style-name="Visited_20_Internet_20_Link"><text:span text:style-name="T55">refactor-for-project-lombok</text:span></text:a></text:p>
      <text:p text:style-name="P93">Add Lombock to the rest of the classes</text:p>
      <text:p text:style-name="P93"/>
      <text:p text:style-name="P93"><text:a xlink:type="simple" xlink:href="https://github.com/roloje777/spring5-recipe-app/commit/a493f760e45f6f536cb88bfb5e13160fe78f14e9" text:style-name="Internet_20_link" text:visited-style-name="Visited_20_Internet_20_Link">see changes here</text:a></text:p>
      <text:p text:style-name="P93"/>
      <text:p text:style-name="P93"/>
      <text:p text:style-name="P93"/>
      <text:h text:style-name="P116" text:outline-level="1">Lesson 166 Gotchas with Project Lombol</text:h>
      <text:p text:style-name="P97"/>
      <text:p text:style-name="P97"><text:a xlink:type="simple" xlink:href="https://github.com/roloje777/spring5-recipe-app/tree/lombok-gotchas" text:style-name="Internet_20_link" text:visited-style-name="Visited_20_Internet_20_Link"><text:span text:style-name="T57">lombok-gotchas</text:span></text:a></text:p>
      <text:p text:style-name="P97"/>
      <text:p text:style-name="P96">When using project Lombok <text:s/>ther are some gotchas such as circula references in a bi-directional relationshiop that will result in a stack overflow.</text:p>
      <text:p text:style-name="P96"/>
      <text:p text:style-name="P96">To sort that out we excluse certain properties do avoid circlular references</text:p>
      <text:p text:style-name="P96"/>
      <text:p text:style-name="P96"/>
      <text:p text:style-name="P96"><draw:frame draw:style-name="fr4" draw:name="Image23" text:anchor-type="char" svg:width="17cm" svg:height="3.235cm" draw:z-index="87"><draw:image xlink:href="Pictures/100000010000055600000104C150B8A746AFA8BB.png" xlink:type="simple" xlink:show="embed" xlink:actuate="onLoad" draw:mime-type="image/png"/></draw:frame><text:s text:c="3"/></text:p>
      <text:p text:style-name="P97"><text:span text:style-name="T56">“</text:span><text:span text:style-name="T36">we're seeing effectively a circular reference get created because of the</text:span></text:p>
      <text:p text:style-name="P30">bi-directional relationship and I'm excluding out notes in category so we</text:p>
      <text:p text:style-name="P30">can exclude out recipe. So it doesn't switch back on itself in that hashcode</text:p>
      <text:p text:style-name="P30">function and cause the the stack overflow…”</text:p>
      <text:p text:style-name="P30"/>
      <text:p text:style-name="P30"/>
      <text:p text:style-name="P31"/>
      <text:p text:style-name="P30"/>
      <text:p text:style-name="P33">Nother issue is with lazy intitialization do data…</text:p>
      <text:p text:style-name="P33"/>
      <text:p text:style-name="P33"/>
      <text:p text:style-name="P33"/>
      <text:p text:style-name="P33"><draw:frame draw:style-name="fr4" draw:name="Image24" text:anchor-type="char" svg:width="17cm" svg:height="2.111cm" draw:z-index="88"><draw:image xlink:href="Pictures/1000000100000528000000A4567F99832A470570.png" xlink:type="simple" xlink:show="embed" xlink:actuate="onLoad" draw:mime-type="image/png"/></draw:frame></text:p>
      <text:p text:style-name="P33"/>
      <text:p text:style-name="P33"/>
      <text:p text:style-name="P17">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1">I also had a further issue with Nullpointer exceptions thrown and that was due to the toString(0 methid of Lombok usewd by @Data.</text:p>
      <text:p text:style-name="P11"/>
      <text:p text:style-name="P11">I found that if I overrode the toString in Categories all was fine.</text:p>
      <text:p text:style-name="P12">Further investigation to this I found that I had aded categories to my index.html and it was calling toString giving a null pointer.</text:p>
      <text:p text:style-name="P12">I removed that and npo longer had an issue with ToString called by Lombok.</text:p>
      <text:p text:style-name="P12"/>
      <text:p text:style-name="P12"/>
      <text:p text:style-name="P11"><draw:frame draw:style-name="fr4" draw:name="Image25" text:anchor-type="char" svg:width="17cm" svg:height="2.111cm" draw:z-index="89"><draw:image xlink:href="Pictures/1000000100000528000000A4F40D2F6A8CD097DC.png" xlink:type="simple" xlink:show="embed" xlink:actuate="onLoad" draw:mime-type="image/png"/></draw:frame></text:p>
      <text:p text:style-name="P34">Note</text:p>
      <text:p text:style-name="P34">• @Data</text:p>
      <text:p text:style-name="P34">• Generates typical boilerplate code for POJOs</text:p>
      <text:p text:style-name="P34">• Combines - @Getter, @Setter, @ToString, @EqualsAndHashCode, @RequiredArgsConstructor</text:p>
      <text:p text:style-name="P34"><text:soft-page-break/>• No constructor is generated if constructors have been explicitly declared</text:p>
      <text:p text:style-name="P32"/>
      <text:p text:style-name="P32"/>
      <text:p text:style-name="P46"/>
      <text:p text:style-name="P95"><text:a xlink:type="simple" xlink:href="https://github.com/roloje777/spring5-recipe-app/commit/b75157422462f51ad5e52d5cae796d026d463bed" text:style-name="Internet_20_link" text:visited-style-name="Visited_20_Internet_20_Link"><text:span text:style-name="T57">see changes here</text:span></text:a></text:p>
      <text:p text:style-name="P95"/>
      <text:p text:style-name="P95"/>
      <text:p text:style-name="P99">Section <text:s/>10 <text:s text:c="4"/>- Testing Spring Framework</text:p>
      <text:p text:style-name="P98"/>
      <text:h text:style-name="P117" text:outline-level="1">Lesson 171 Using Bootstrap CSS</text:h>
      <text:p text:style-name="P100"/>
      <text:p text:style-name="P101">Here we use <text:a xlink:type="simple" xlink:href="https://getbootstrap.com/docs/5.3/getting-started/introduction/" text:style-name="Internet_20_link" text:visited-style-name="Visited_20_Internet_20_Link">Bootstap <text:s/>CSS</text:a> via CNN ref to embelish our table index.html</text:p>
      <text:p text:style-name="P101"/>
      <text:p text:style-name="P102">Branch <text:a xlink:type="simple" xlink:href="https://github.com/roloje777/spring5-recipe-app/tree/bootstrap-css" text:style-name="Internet_20_link" text:visited-style-name="Visited_20_Internet_20_Link">bootstrap-css</text:a></text:p>
      <text:p text:style-name="P102"><text:a xlink:type="simple" xlink:href="https://github.com/roloje777/spring5-recipe-app/commit/f0e7dd7e171f47e768835cc60620ffd849c60556" text:style-name="Internet_20_link" text:visited-style-name="Visited_20_Internet_20_Link">Commit add bootstrap css</text:a></text:p>
      <text:p text:style-name="P102"/>
      <text:h text:style-name="P118" text:outline-level="1">Lesson 171 Introduction to Spring Testing Framework</text:h>
      <text:p text:style-name="P139"/>
      <text:p text:style-name="P137"><text:a xlink:type="simple" xlink:href="../../../../Section10_TestingSpringFramework/IntroTestingSpring.pdf" text:style-name="Internet_20_link" text:visited-style-name="Visited_20_Internet_20_Link">See Notes</text:a></text:p>
      <text:p text:style-name="P137"/>
      <text:h text:style-name="P119" text:outline-level="1">Lesson 172 Create a Junit Test</text:h>
      <text:p text:style-name="P141"/>
      <text:p text:style-name="P140">Here we start by running the integration test.</text:p>
      <text:p text:style-name="P141"><text:span text:style-name="T62">Right click on test/javaguru/springframework/</text:span><text:span text:style-name="T61">S</text:span><text:span text:style-name="T58">pring5RecipeAppApplicationTests.</text:span><text:span text:style-name="T59">java</text:span></text:p>
      <text:p text:style-name="P140"><text:span text:style-name="T58">and select Run ….</text:span></text:p>
      <text:p text:style-name="P140"><text:span text:style-name="T58"/></text:p>
      <text:p text:style-name="P140"><text:span text:style-name="T58">Now we create a unit test CategoryTest</text:span></text:p>
      <text:p text:style-name="P140"><text:span text:style-name="T58"/></text:p>
      <text:p text:style-name="P138"><text:a xlink:type="simple" xlink:href="../../../../Section10_TestingSpringFramework/IntroTestingSpring.pdf" text:style-name="Internet_20_link" text:visited-style-name="Visited_20_Internet_20_Link">See Notes</text:a><text:span text:style-name="T58"> </text:span><text:span text:style-name="T59">on the different anotation uses. </text:span></text:p>
      <text:p text:style-name="P140"><text:span text:style-name="T58">PS @Before chnaged to @BeforeEach in Junit 5</text:span></text:p>
      <text:p text:style-name="P142"><text:span text:style-name="T58">Write click on Category test and run</text:span></text:p>
      <text:p text:style-name="P144"><text:a xlink:type="simple" xlink:href="https://github.com/roloje777/spring5-recipe-app/tree/introduction-to-junit" text:style-name="Internet_20_link" text:visited-style-name="Visited_20_Internet_20_Link"><text:span text:style-name="T60">introduction-to-junit</text:span></text:a></text:p>
      <text:p text:style-name="P144"><text:a xlink:type="simple" xlink:href="https://github.com/roloje777/spring5-recipe-app/commit/529d5140596172bd3bad6425815cf89330a83424" text:style-name="Internet_20_link" text:visited-style-name="Visited_20_Internet_20_Link"><text:span text:style-name="T60">add lesson 172 junit test</text:span></text:a></text:p>
      <text:p text:style-name="P140"><text:span text:style-name="T58"/></text:p>
      <text:p text:style-name="P125"/>
      <text:p text:style-name="P101"/>
      <text:p text:style-name="P100"><draw:frame text:anchor-type="paragraph" draw:z-index="90" draw:name="Text Frame 29" draw:style-name="gr2" draw:text-style-name="P148" svg:width="14.265cm" svg:height="5.887cm" svg:x="0.249cm" svg:y="0.041cm"><draw:text-box><text:p text:style-name="P147"><text:span text:style-name="T65">package guru.springframework;</text:span><text:span text:style-name="T65"><text:line-break/></text:span><text:span text:style-name="T65"><text:line-break/></text:span><text:span text:style-name="T65">import org.junit.jupiter.api.Test;</text:span><text:span text:style-name="T65"><text:line-break/></text:span><text:span text:style-name="T65">import org.springframework.boot.test.context.SpringBootTest;</text:span><text:span text:style-name="T65"><text:line-break/></text:span><text:span text:style-name="T65"><text:line-break/></text:span><text:span text:style-name="T65">@SpringBootTest</text:span><text:span text:style-name="T65"><text:line-break/></text:span><text:span text:style-name="T65">class Spring5RecipeAppApplicationTests {</text:span><text:span text:style-name="T65"><text:line-break/></text:span><text:span text:style-name="T65"><text:line-break/></text:span><text:span text:style-name="T65"><text:tab/></text:span><text:span text:style-name="T65">@Test</text:span><text:span text:style-name="T65"><text:line-break/></text:span><text:span text:style-name="T65"><text:tab/></text:span><text:span text:style-name="T65">void contextLoads() {</text:span><text:span text:style-name="T65"><text:line-break/></text:span><text:span text:style-name="T65"><text:tab/></text:span><text:span text:style-name="T65">}</text:span><text:span text:style-name="T65"><text:line-break/></text:span><text:span text:style-name="T65"><text:line-break/></text:span><text:span text:style-name="T65">}</text:span></text:p></draw:text-box></draw:frame><text:soft-page-break/></text:p>
      <text:p text:style-name="P100"/>
      <text:p text:style-name="P100"/>
      <text:p text:style-name="P100"/>
      <text:p text:style-name="P100"/>
      <text:p text:style-name="P100"/>
      <text:p text:style-name="P100"/>
      <text:p text:style-name="P100"/>
      <text:p text:style-name="P100"/>
      <text:p text:style-name="P100"><draw:frame text:anchor-type="paragraph" draw:z-index="91" draw:name="Text Frame 30" draw:style-name="gr1" draw:text-style-name="P146" svg:width="15.932cm" svg:height="16.648cm" svg:x="-0.113cm" svg:y="-0.093cm"><draw:text-box><text:p text:style-name="P145"><text:span text:style-name="T63">package guru.springframework;</text:span><text:span text:style-name="T63"><text:line-break/></text:span><text:span text:style-name="T63"><text:line-break/></text:span><text:span text:style-name="T63">import guru.springframework.domain.Category;</text:span><text:span text:style-name="T63"><text:line-break/></text:span><text:span text:style-name="T63"><text:line-break/></text:span><text:span text:style-name="T63">import org.aspectj.lang.annotation.Before;</text:span><text:span text:style-name="T63"><text:line-break/></text:span><text:span text:style-name="T63">import org.junit.jupiter.api.BeforeEach;</text:span><text:span text:style-name="T63"><text:line-break/></text:span><text:span text:style-name="T63">import org.junit.jupiter.api.Test;</text:span><text:span text:style-name="T63"><text:line-break/></text:span><text:span text:style-name="T63"><text:line-break/></text:span><text:span text:style-name="T63">import static org.junit.jupiter.api.Assertions.</text:span><text:span text:style-name="T64">assertEquals</text:span><text:span text:style-name="T63">;</text:span><text:span text:style-name="T63"><text:line-break/></text:span><text:span text:style-name="T63"><text:line-break/></text:span><text:span text:style-name="T63">public class CategoryTest {</text:span><text:span text:style-name="T63"><text:line-break/></text:span><text:span text:style-name="T63"><text:line-break/></text:span><text:span text:style-name="T63"> <text:s text:c="3"/>Category category;</text:span><text:span text:style-name="T63"><text:line-break/></text:span><text:span text:style-name="T63"> <text:s text:c="3"/>/*</text:span><text:span text:style-name="T63"><text:line-break/></text:span><text:span text:style-name="T63"> <text:s text:c="6"/>@Before (JUnit 4) changed to @Before in JUnit 5</text:span><text:span text:style-name="T63"><text:line-break/></text:span><text:span text:style-name="T63"> <text:s text:c="4"/>*/</text:span><text:span text:style-name="T63"><text:line-break/></text:span><text:span text:style-name="T63"> <text:s text:c="3"/>@BeforeEach</text:span><text:span text:style-name="T63"><text:line-break/></text:span><text:span text:style-name="T63"> <text:s text:c="3"/>public void setUp(){</text:span><text:span text:style-name="T63"><text:line-break/></text:span><text:span text:style-name="T63"> <text:s text:c="7"/>category = new Category();</text:span><text:span text:style-name="T63"><text:line-break/></text:span><text:span text:style-name="T63"><text:line-break/></text:span><text:span text:style-name="T63"> <text:s text:c="3"/>}</text:span><text:span text:style-name="T63"><text:line-break/></text:span><text:span text:style-name="T63"><text:line-break/></text:span><text:span text:style-name="T63"> <text:s text:c="3"/>@Test</text:span><text:span text:style-name="T63"><text:line-break/></text:span><text:span text:style-name="T63"> <text:s text:c="3"/>public void getId() throws Exception{</text:span><text:span text:style-name="T63"><text:line-break/></text:span><text:span text:style-name="T63"> <text:s text:c="7"/>Long idValue = 4L;</text:span><text:span text:style-name="T63"><text:line-break/></text:span><text:span text:style-name="T63"> <text:s text:c="7"/>category.setId(idValue);</text:span><text:span text:style-name="T63"><text:line-break/></text:span><text:span text:style-name="T63"> <text:s text:c="7"/></text:span><text:span text:style-name="T64">assertEquals</text:span><text:span text:style-name="T63">(idValue,category.getId());</text:span><text:span text:style-name="T63"><text:line-break/></text:span><text:span text:style-name="T63"> <text:s text:c="3"/>}</text:span><text:span text:style-name="T63"><text:line-break/></text:span><text:span text:style-name="T63"><text:line-break/></text:span><text:span text:style-name="T63"> <text:s text:c="3"/>@Test</text:span><text:span text:style-name="T63"><text:line-break/></text:span><text:span text:style-name="T63"> <text:s text:c="3"/>public void getDescription() throws Exception{}</text:span><text:span text:style-name="T63"><text:line-break/></text:span><text:span text:style-name="T63"><text:line-break/></text:span><text:span text:style-name="T63"> <text:s text:c="3"/>@Test</text:span><text:span text:style-name="T63"><text:line-break/></text:span><text:span text:style-name="T63"> <text:s text:c="3"/>public void getRecipe() throws Exception {}</text:span><text:span text:style-name="T63"><text:line-break/></text:span><text:span text:style-name="T63"><text:line-break/></text:span><text:span text:style-name="T63"><text:line-break/></text:span><text:span text:style-name="T63"><text:line-break/></text:span><text:span text:style-name="T63">}</text:span><text:span text:style-name="T63"><text:line-break/></text:span><text:span text:style-name="T63"/></text:p></draw:text-box></draw:frame></text:p>
      <text:p text:style-name="P100"/>
      <text:p text:style-name="P100"/>
      <text:p text:style-name="P100"/>
      <text:p text:style-name="P100"/>
      <text:p text:style-name="P100"/>
      <text:p text:style-name="P100"/>
      <text:p text:style-name="P100"/>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9T10:55:08.436142478</dc:date>
    <meta:editing-duration>PT6H38M10S</meta:editing-duration>
    <meta:editing-cycles>62</meta:editing-cycles>
    <meta:generator>LibreOffice/7.3.7.2$Linux_X86_64 LibreOffice_project/30$Build-2</meta:generator>
    <meta:document-statistic meta:table-count="0" meta:image-count="25" meta:object-count="0" meta:page-count="42" meta:paragraph-count="351" meta:word-count="3851" meta:character-count="22404" meta:non-whitespace-character-count="18341"/>
  </office:meta>
</office:document-meta>
</file>